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1.05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0.9028in"/>
    </style:style>
    <style:style style:name="co10" style:family="table-column">
      <style:table-column-properties fo:break-before="auto" style:column-width="0.7819in"/>
    </style:style>
    <style:style style:name="co11" style:family="table-column">
      <style:table-column-properties fo:break-before="auto" style:column-width="0.9425in"/>
    </style:style>
    <style:style style:name="co12" style:family="table-column">
      <style:table-column-properties fo:break-before="auto" style:column-width="0.752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1.173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327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1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2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transparent" fo:border="0.74pt solid #000000"/>
    </style:style>
    <style:style style:name="ce9" style:family="table-cell" style:parent-style-name="Default" style:data-style-name="N10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style:rotation-align="none"/>
      <style:text-properties fo:color="#c4bd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 fo:margin-left="0in"/>
    </style:style>
    <style:style style:name="ce1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fo:background-color="#999999" style:text-align-source="fix" style:repeat-content="false" fo:wrap-option="wrap" fo:border="0.74pt solid #000000" style:rotation-align="none"/>
      <style:paragraph-properties fo:text-align="center" fo:margin-left="0in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Yes&quot;" style:apply-style-name="Good" style:base-cell-address="Summary.T10"/>
      <style:map style:condition="cell-content()=&quot;No&quot;" style:apply-style-name="Bad" style:base-cell-address="Summary.T10"/>
    </style:style>
    <style:style style:name="ce25" style:family="table-cell" style:parent-style-name="Default">
      <style:table-cell-properties fo:background-color="#77bc65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6"/>
        <table:table-column table:style-name="co3" table:default-cell-style-name="ce16"/>
        <table:table-column table:style-name="co13" table:default-cell-style-name="ce17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19"/>
        <table:table-column table:style-name="co18" table:default-cell-style-name="ce21"/>
        <table:table-column table:style-name="co19" table:default-cell-style-name="ce22"/>
        <table:table-column table:style-name="co15" table:default-cell-style-name="ce21"/>
        <table:table-column table:style-name="co13" table:default-cell-style-name="ce22"/>
        <table:table-column table:style-name="co17" table:default-cell-style-name="ce19"/>
        <table:table-column table:style-name="co20" table:default-cell-style-name="ce21"/>
        <table:table-column table:style-name="co21" table:default-cell-style-name="ce22"/>
        <table:table-column table:style-name="co5" table:default-cell-style-name="ce21"/>
        <table:table-column table:style-name="co22" table:default-cell-style-name="ce22"/>
        <table:table-column table:style-name="co17" table:number-columns-repeated="997" table:default-cell-style-name="ce27"/>
        <table:table-row table:style-name="ro1">
          <table:table-cell table:style-name="ce4" office:value-type="string" calcext:value-type="string" table:number-columns-spanned="1" table:number-rows-spanned="5">
            <text:p>Duty Cycle</text:p>
          </table:table-cell>
          <table:table-cell table:style-name="ce7" office:value-type="string" calcext:value-type="string">
            <text:p>CW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35" table:number-columns-repeated="3"/>
          <table:table-cell table:style-name="ce3"/>
          <table:table-cell table:style-name="ce14"/>
          <table:table-cell table:style-name="ce35" table:number-columns-repeated="56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SSB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35" table:number-columns-repeated="2"/>
          <table:table-cell table:style-name="ce37" office:value-type="string" calcext:value-type="string" table:number-columns-spanned="2" table:number-rows-spanned="1">
            <text:p>Edit These Fields</text:p>
          </table:table-cell>
          <table:covered-table-cell table:style-name="ce36"/>
          <table:table-cell table:style-name="ce35" table:number-columns-repeated="57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FM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2"/>
          <table:table-cell table:style-name="ce38" office:value-type="string" calcext:value-type="string" table:number-columns-spanned="2" table:number-rows-spanned="1">
            <text:p>These are calculated</text:p>
          </table:table-cell>
          <table:covered-table-cell table:style-name="ce39"/>
          <table:table-cell table:style-name="ce35" table:number-columns-repeated="57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AM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61"/>
          <table:table-cell table:style-name="Default"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Digital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35" table:number-columns-repeated="61"/>
          <table:table-cell table:style-name="Default" table:number-columns-repeated="960"/>
        </table:table-row>
        <table:table-row table:style-name="ro2">
          <table:table-cell table:style-name="ce3"/>
          <table:table-cell table:style-name="ce31"/>
          <table:table-cell table:style-name="ce9"/>
          <table:table-cell table:style-name="ce35" table:number-columns-repeated="61"/>
          <table:table-cell table:style-name="Default" table:number-columns-repeated="960"/>
        </table:table-row>
        <table:table-row table:style-name="ro2">
          <table:table-cell table:style-name="ce11" office:value-type="string" calcext:value-type="string" table:number-columns-spanned="2" table:number-rows-spanned="1">
            <text:p>Feedline loss calculator:</text:p>
          </table:table-cell>
          <table:covered-table-cell table:style-name="ce11"/>
          <table:table-cell table:style-name="ce34" office:value-type="string" calcext:value-type="string" table:number-columns-spanned="4" table:number-rows-spanned="1">
            <text:p><text:a xlink:href="https://kv5r.com/ham-radio/coax-loss-calculator/" xlink:type="simple">https://kv5r.com/ham-radio/coax-loss-calculator/</text:a></text:p>
          </table:table-cell>
          <table:covered-table-cell table:number-columns-repeated="3" table:style-name="ce36"/>
          <table:table-cell table:style-name="Default" table:number-columns-repeated="1018"/>
        </table:table-row>
        <table:table-row table:style-name="ro2">
          <table:table-cell table:style-name="Default" table:number-columns-repeated="17"/>
          <table:table-cell table:style-name="ce18" office:value-type="string" calcext:value-type="string" table:number-columns-spanned="5" table:number-rows-spanned="1">
            <text:p>Power Density</text:p>
          </table:table-cell>
          <table:covered-table-cell table:number-columns-repeated="4" table:style-name="Default"/>
          <table:table-cell table:style-name="ce25" office:value-type="string" calcext:value-type="string" table:number-columns-spanned="5" table:number-rows-spanned="1">
            <text:p>Power Density w/ Reflection</text:p>
          </table:table-cell>
          <table:covered-table-cell table:number-columns-repeated="4" table:style-name="Default"/>
          <table:table-cell table:style-name="Default" table:number-columns-repeated="997"/>
        </table:table-row>
        <table:table-row table:style-name="ro3">
          <table:table-cell table:style-name="ce12" office:value-type="string" calcext:value-type="string">
            <text:p>Band</text:p>
          </table:table-cell>
          <table:table-cell table:style-name="ce12" office:value-type="string" calcext:value-type="string">
            <text:p>Frequency (MHz)</text:p>
          </table:table-cell>
          <table:table-cell table:style-name="ce12" office:value-type="string" calcext:value-type="string">
            <text:p>Mode</text:p>
          </table:table-cell>
          <table:table-cell table:style-name="ce12" office:value-type="string" calcext:value-type="string">
            <text:p>Transmitter Make/Model</text:p>
          </table:table-cell>
          <table:table-cell table:style-name="ce12" office:value-type="string" calcext:value-type="string">
            <text:p>Xmitter PEP Output Power (w)</text:p>
          </table:table-cell>
          <table:table-cell table:style-name="ce12" office:value-type="string" calcext:value-type="string">
            <text:p>Amplifier Make/Model</text:p>
          </table:table-cell>
          <table:table-cell table:style-name="ce12" office:value-type="string" calcext:value-type="string">
            <text:p>Amplifier Max (w)</text:p>
          </table:table-cell>
          <table:table-cell table:style-name="ce44" office:value-type="string" calcext:value-type="string">
            <text:p>PEP Power (w)</text:p>
          </table:table-cell>
          <table:table-cell table:style-name="ce12" office:value-type="string" calcext:value-type="string">
            <text:p>Feedline Type</text:p>
          </table:table-cell>
          <table:table-cell table:style-name="ce12" office:value-type="string" calcext:value-type="string">
            <text:p>Feedline Length (feet)</text:p>
          </table:table-cell>
          <table:table-cell table:style-name="ce12" office:value-type="string" calcext:value-type="string">
            <text:p>Feedline Loss Per 100’ (dB)</text:p>
          </table:table-cell>
          <table:table-cell table:style-name="ce12" office:value-type="string" calcext:value-type="string">
            <text:p>Transmit on %</text:p>
          </table:table-cell>
          <table:table-cell table:style-name="ce44" office:value-type="string" calcext:value-type="string">
            <text:p>Duty Cycle</text:p>
          </table:table-cell>
          <table:table-cell table:style-name="ce44" office:value-type="string" calcext:value-type="string">
            <text:p>Average Power to Antenna (w)</text:p>
          </table:table-cell>
          <table:table-cell table:style-name="ce12" office:value-type="string" calcext:value-type="string">
            <text:p>TX Antenna</text:p>
          </table:table-cell>
          <table:table-cell table:style-name="ce12" office:value-type="string" calcext:value-type="string">
            <text:p>Antenna Gain (dbi)</text:p>
          </table:table-cell>
          <table:table-cell table:style-name="ce12" office:value-type="string" calcext:value-type="string">
            <text:p>Distance to Area of Interest (feet)</text:p>
          </table:table-cell>
          <table:table-cell table:style-name="ce44" office:value-type="string" calcext:value-type="string">
            <text:p><text:s/>mW/cm^2</text:p>
          </table:table-cell>
          <table:table-cell table:style-name="ce50" office:value-type="string" calcext:value-type="string">
            <text:p>Controlled MPE</text:p>
          </table:table-cell>
          <table:table-cell table:style-name="ce50" office:value-type="string" calcext:value-type="string">
            <text:p>Compliance?</text:p>
          </table:table-cell>
          <table:table-cell table:style-name="ce50" office:value-type="string" calcext:value-type="string">
            <text:p>Uncontrolled MPE</text:p>
          </table:table-cell>
          <table:table-cell table:style-name="ce44" office:value-type="string" calcext:value-type="string">
            <text:p>Compliance?</text:p>
          </table:table-cell>
          <table:table-cell table:style-name="ce44" office:value-type="string" calcext:value-type="string">
            <text:p><text:s/>mW/cm^2</text:p>
          </table:table-cell>
          <table:table-cell table:style-name="ce50" office:value-type="string" calcext:value-type="string">
            <text:p>Controlled MPE</text:p>
          </table:table-cell>
          <table:table-cell table:style-name="ce50" office:value-type="string" calcext:value-type="string">
            <text:p>Compliance?</text:p>
          </table:table-cell>
          <table:table-cell table:style-name="ce50" office:value-type="string" calcext:value-type="string">
            <text:p>Uncontrolled MPE</text:p>
          </table:table-cell>
          <table:table-cell table:style-name="ce44" office:value-type="string" calcext:value-type="string">
            <text:p>Compliance?</text:p>
          </table:table-cell>
          <table:table-cell table:style-name="ce26"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0:.G1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10];[.$B$1:.$C$5];2;0)" office:value-type="percentage" office:value="0.4" calcext:value-type="percentage">
            <text:p>40%</text:p>
          </table:table-cell>
          <table:table-cell table:formula="of:=([.E10]/(10^(([.K10]*([.J10]/100))/10)))*[.L10]*[.M10]" office:value-type="float" office:value="37.2709095526054" calcext:value-type="float">
            <text:p>37.2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0]*1000)*10^([.P10]/10))/(4*PI()*(([.Q10]*30.48)^2))" office:value-type="float" office:value="0.0235476560617494" calcext:value-type="float">
            <text:p>0.02355</text:p>
          </table:table-cell>
          <table:table-cell table:formula="of:=IF([.B10]&gt;50; 1;(900/[.B10]^2))" office:value-type="float" office:value="73.4693877551021" calcext:value-type="float">
            <text:p>73.4694</text:p>
          </table:table-cell>
          <table:table-cell table:formula="of:=IF([.S10]&gt;[.R10];&quot;Yes&quot;;&quot;No&quot;)" office:value-type="string" office:string-value="Yes" calcext:value-type="string">
            <text:p>Yes</text:p>
          </table:table-cell>
          <table:table-cell table:formula="of:=IF([.B10]&gt;50; 0.2;(180/[.B10]^2))" office:value-type="float" office:value="14.6938775510204" calcext:value-type="float">
            <text:p>14.6939</text:p>
          </table:table-cell>
          <table:table-cell table:formula="of:=IF([.U10]&gt;[.R10];&quot;Yes&quot;;&quot;No&quot;)" office:value-type="string" office:string-value="Yes" calcext:value-type="string">
            <text:p>Yes</text:p>
          </table:table-cell>
          <table:table-cell table:formula="of:=(2.56*([.N10]*1000)*10^([.P10]/10))/(4*PI()*(([.Q10]*30.48)^2))" office:value-type="float" office:value="0.0602819995180786" calcext:value-type="float">
            <text:p>0.06028</text:p>
          </table:table-cell>
          <table:table-cell table:formula="of:=IF([.B10]&gt;50; 1;(900/[.B10]^2))" office:value-type="float" office:value="73.4693877551021" calcext:value-type="float">
            <text:p>73.4694</text:p>
          </table:table-cell>
          <table:table-cell table:formula="of:=IF([.X10]&gt;[.W10];&quot;Yes&quot;;&quot;No&quot;)" office:value-type="string" office:string-value="Yes" calcext:value-type="string">
            <text:p>Yes</text:p>
          </table:table-cell>
          <table:table-cell table:formula="of:=IF([.B10]&gt;50; 0.2;(180/[.B10]^2))" office:value-type="float" office:value="14.6938775510204" calcext:value-type="float">
            <text:p>14.6939</text:p>
          </table:table-cell>
          <table:table-cell table:formula="of:=IF([.Z10]&gt;[.W1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1:.G1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11];[.$B$1:.$C$5];2;0)" office:value-type="percentage" office:value="1" calcext:value-type="percentage">
            <text:p>100%</text:p>
          </table:table-cell>
          <table:table-cell table:formula="of:=([.E11]/(10^(([.K11]*([.J11]/100))/10)))*[.L11]*[.M11]" office:value-type="float" office:value="93.1772738815134" calcext:value-type="float">
            <text:p>93.1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1]*1000)*10^([.P11]/10))/(4*PI()*(([.Q11]*30.48)^2))" office:value-type="float" office:value="0.0588691401543736" calcext:value-type="float">
            <text:p>0.05887</text:p>
          </table:table-cell>
          <table:table-cell table:formula="of:=IF([.B11]&gt;50; 1;(900/[.B11]^2))" office:value-type="float" office:value="73.4693877551021" calcext:value-type="float">
            <text:p>73.4694</text:p>
          </table:table-cell>
          <table:table-cell table:formula="of:=IF([.S11]&gt;[.R11];&quot;Yes&quot;;&quot;No&quot;)" office:value-type="string" office:string-value="Yes" calcext:value-type="string">
            <text:p>Yes</text:p>
          </table:table-cell>
          <table:table-cell table:formula="of:=IF([.B11]&gt;50; 0.2;(180/[.B11]^2))" office:value-type="float" office:value="14.6938775510204" calcext:value-type="float">
            <text:p>14.6939</text:p>
          </table:table-cell>
          <table:table-cell table:formula="of:=IF([.U11]&gt;[.R11];&quot;Yes&quot;;&quot;No&quot;)" office:value-type="string" office:string-value="Yes" calcext:value-type="string">
            <text:p>Yes</text:p>
          </table:table-cell>
          <table:table-cell table:formula="of:=(2.56*([.N11]*1000)*10^([.P11]/10))/(4*PI()*(([.Q11]*30.48)^2))" office:value-type="float" office:value="0.150704998795196" calcext:value-type="float">
            <text:p>0.15070</text:p>
          </table:table-cell>
          <table:table-cell table:formula="of:=IF([.B11]&gt;50; 1;(900/[.B11]^2))" office:value-type="float" office:value="73.4693877551021" calcext:value-type="float">
            <text:p>73.4694</text:p>
          </table:table-cell>
          <table:table-cell table:formula="of:=IF([.X11]&gt;[.W11];&quot;Yes&quot;;&quot;No&quot;)" office:value-type="string" office:string-value="Yes" calcext:value-type="string">
            <text:p>Yes</text:p>
          </table:table-cell>
          <table:table-cell table:formula="of:=IF([.B11]&gt;50; 0.2;(180/[.B11]^2))" office:value-type="float" office:value="14.6938775510204" calcext:value-type="float">
            <text:p>14.6939</text:p>
          </table:table-cell>
          <table:table-cell table:formula="of:=IF([.Z11]&gt;[.W1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2:.G1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12];[.$B$1:.$C$5];2;0)" office:value-type="percentage" office:value="0.2" calcext:value-type="percentage">
            <text:p>20%</text:p>
          </table:table-cell>
          <table:table-cell table:formula="of:=([.E12]/(10^(([.K12]*([.J12]/100))/10)))*[.L12]*[.M12]" office:value-type="float" office:value="18.6354547763027" calcext:value-type="float">
            <text:p>18.6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2]*1000)*10^([.P12]/10))/(4*PI()*(([.Q12]*30.48)^2))" office:value-type="float" office:value="0.0117738280308747" calcext:value-type="float">
            <text:p>0.01177</text:p>
          </table:table-cell>
          <table:table-cell table:formula="of:=IF([.B12]&gt;50; 1;(900/[.B12]^2))" office:value-type="float" office:value="73.4693877551021" calcext:value-type="float">
            <text:p>73.4694</text:p>
          </table:table-cell>
          <table:table-cell table:formula="of:=IF([.S12]&gt;[.R12];&quot;Yes&quot;;&quot;No&quot;)" office:value-type="string" office:string-value="Yes" calcext:value-type="string">
            <text:p>Yes</text:p>
          </table:table-cell>
          <table:table-cell table:formula="of:=IF([.B12]&gt;50; 0.2;(180/[.B12]^2))" office:value-type="float" office:value="14.6938775510204" calcext:value-type="float">
            <text:p>14.6939</text:p>
          </table:table-cell>
          <table:table-cell table:formula="of:=IF([.U12]&gt;[.R12];&quot;Yes&quot;;&quot;No&quot;)" office:value-type="string" office:string-value="Yes" calcext:value-type="string">
            <text:p>Yes</text:p>
          </table:table-cell>
          <table:table-cell table:formula="of:=(2.56*([.N12]*1000)*10^([.P12]/10))/(4*PI()*(([.Q12]*30.48)^2))" office:value-type="float" office:value="0.0301409997590393" calcext:value-type="float">
            <text:p>0.03014</text:p>
          </table:table-cell>
          <table:table-cell table:formula="of:=IF([.B12]&gt;50; 1;(900/[.B12]^2))" office:value-type="float" office:value="73.4693877551021" calcext:value-type="float">
            <text:p>73.4694</text:p>
          </table:table-cell>
          <table:table-cell table:formula="of:=IF([.X12]&gt;[.W12];&quot;Yes&quot;;&quot;No&quot;)" office:value-type="string" office:string-value="Yes" calcext:value-type="string">
            <text:p>Yes</text:p>
          </table:table-cell>
          <table:table-cell table:formula="of:=IF([.B12]&gt;50; 0.2;(180/[.B12]^2))" office:value-type="float" office:value="14.6938775510204" calcext:value-type="float">
            <text:p>14.6939</text:p>
          </table:table-cell>
          <table:table-cell table:formula="of:=IF([.Z12]&gt;[.W1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3:.G1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13];[.$B$1:.$C$5];2;0)" office:value-type="percentage" office:value="0.4" calcext:value-type="percentage">
            <text:p>40%</text:p>
          </table:table-cell>
          <table:table-cell table:formula="of:=([.E13]/(10^(([.K13]*([.J13]/100))/10)))*[.L13]*[.M13]" office:value-type="float" office:value="36.2009519766541" calcext:value-type="float">
            <text:p>36.2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3]*1000)*10^([.P13]/10))/(4*PI()*(([.Q13]*30.48)^2))" office:value-type="float" office:value="0.0228716598678921" calcext:value-type="float">
            <text:p>0.02287</text:p>
          </table:table-cell>
          <table:table-cell table:formula="of:=IF([.B13]&gt;50; 1;(900/[.B13]^2))" office:value-type="float" office:value="18.3673469387755" calcext:value-type="float">
            <text:p>18.3673</text:p>
          </table:table-cell>
          <table:table-cell table:formula="of:=IF([.S13]&gt;[.R13];&quot;Yes&quot;;&quot;No&quot;)" office:value-type="string" office:string-value="Yes" calcext:value-type="string">
            <text:p>Yes</text:p>
          </table:table-cell>
          <table:table-cell table:formula="of:=IF([.B13]&gt;50; 0.2;(180/[.B13]^2))" office:value-type="float" office:value="3.6734693877551" calcext:value-type="float">
            <text:p>3.6735</text:p>
          </table:table-cell>
          <table:table-cell table:formula="of:=IF([.U13]&gt;[.R13];&quot;Yes&quot;;&quot;No&quot;)" office:value-type="string" office:string-value="Yes" calcext:value-type="string">
            <text:p>Yes</text:p>
          </table:table-cell>
          <table:table-cell table:formula="of:=(2.56*([.N13]*1000)*10^([.P13]/10))/(4*PI()*(([.Q13]*30.48)^2))" office:value-type="float" office:value="0.0585514492618037" calcext:value-type="float">
            <text:p>0.05855</text:p>
          </table:table-cell>
          <table:table-cell table:formula="of:=IF([.B13]&gt;50; 1;(900/[.B13]^2))" office:value-type="float" office:value="18.3673469387755" calcext:value-type="float">
            <text:p>18.3673</text:p>
          </table:table-cell>
          <table:table-cell table:formula="of:=IF([.X13]&gt;[.W13];&quot;Yes&quot;;&quot;No&quot;)" office:value-type="string" office:string-value="Yes" calcext:value-type="string">
            <text:p>Yes</text:p>
          </table:table-cell>
          <table:table-cell table:formula="of:=IF([.B13]&gt;50; 0.2;(180/[.B13]^2))" office:value-type="float" office:value="3.6734693877551" calcext:value-type="float">
            <text:p>3.6735</text:p>
          </table:table-cell>
          <table:table-cell table:formula="of:=IF([.Z13]&gt;[.W1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4:.G14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14];[.$B$1:.$C$5];2;0)" office:value-type="percentage" office:value="1" calcext:value-type="percentage">
            <text:p>100%</text:p>
          </table:table-cell>
          <table:table-cell table:formula="of:=([.E14]/(10^(([.K14]*([.J14]/100))/10)))*[.L14]*[.M14]" office:value-type="float" office:value="90.5023799416353" calcext:value-type="float">
            <text:p>90.5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4]*1000)*10^([.P14]/10))/(4*PI()*(([.Q14]*30.48)^2))" office:value-type="float" office:value="0.0571791496697302" calcext:value-type="float">
            <text:p>0.05718</text:p>
          </table:table-cell>
          <table:table-cell table:formula="of:=IF([.B14]&gt;50; 1;(900/[.B14]^2))" office:value-type="float" office:value="18.3673469387755" calcext:value-type="float">
            <text:p>18.3673</text:p>
          </table:table-cell>
          <table:table-cell table:formula="of:=IF([.S14]&gt;[.R14];&quot;Yes&quot;;&quot;No&quot;)" office:value-type="string" office:string-value="Yes" calcext:value-type="string">
            <text:p>Yes</text:p>
          </table:table-cell>
          <table:table-cell table:formula="of:=IF([.B14]&gt;50; 0.2;(180/[.B14]^2))" office:value-type="float" office:value="3.6734693877551" calcext:value-type="float">
            <text:p>3.6735</text:p>
          </table:table-cell>
          <table:table-cell table:formula="of:=IF([.U14]&gt;[.R14];&quot;Yes&quot;;&quot;No&quot;)" office:value-type="string" office:string-value="Yes" calcext:value-type="string">
            <text:p>Yes</text:p>
          </table:table-cell>
          <table:table-cell table:formula="of:=(2.56*([.N14]*1000)*10^([.P14]/10))/(4*PI()*(([.Q14]*30.48)^2))" office:value-type="float" office:value="0.146378623154509" calcext:value-type="float">
            <text:p>0.14638</text:p>
          </table:table-cell>
          <table:table-cell table:formula="of:=IF([.B14]&gt;50; 1;(900/[.B14]^2))" office:value-type="float" office:value="18.3673469387755" calcext:value-type="float">
            <text:p>18.3673</text:p>
          </table:table-cell>
          <table:table-cell table:formula="of:=IF([.X14]&gt;[.W14];&quot;Yes&quot;;&quot;No&quot;)" office:value-type="string" office:string-value="Yes" calcext:value-type="string">
            <text:p>Yes</text:p>
          </table:table-cell>
          <table:table-cell table:formula="of:=IF([.B14]&gt;50; 0.2;(180/[.B14]^2))" office:value-type="float" office:value="3.6734693877551" calcext:value-type="float">
            <text:p>3.6735</text:p>
          </table:table-cell>
          <table:table-cell table:formula="of:=IF([.Z14]&gt;[.W1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5:.G1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15];[.$B$1:.$C$5];2;0)" office:value-type="percentage" office:value="0.2" calcext:value-type="percentage">
            <text:p>20%</text:p>
          </table:table-cell>
          <table:table-cell table:formula="of:=([.E15]/(10^(([.K15]*([.J15]/100))/10)))*[.L15]*[.M15]" office:value-type="float" office:value="18.1004759883271" calcext:value-type="float">
            <text:p>18.1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5]*1000)*10^([.P15]/10))/(4*PI()*(([.Q15]*30.48)^2))" office:value-type="float" office:value="0.011435829933946" calcext:value-type="float">
            <text:p>0.01144</text:p>
          </table:table-cell>
          <table:table-cell table:formula="of:=IF([.B15]&gt;50; 1;(900/[.B15]^2))" office:value-type="float" office:value="18.3673469387755" calcext:value-type="float">
            <text:p>18.3673</text:p>
          </table:table-cell>
          <table:table-cell table:formula="of:=IF([.S15]&gt;[.R15];&quot;Yes&quot;;&quot;No&quot;)" office:value-type="string" office:string-value="Yes" calcext:value-type="string">
            <text:p>Yes</text:p>
          </table:table-cell>
          <table:table-cell table:formula="of:=IF([.B15]&gt;50; 0.2;(180/[.B15]^2))" office:value-type="float" office:value="3.6734693877551" calcext:value-type="float">
            <text:p>3.6735</text:p>
          </table:table-cell>
          <table:table-cell table:formula="of:=IF([.U15]&gt;[.R15];&quot;Yes&quot;;&quot;No&quot;)" office:value-type="string" office:string-value="Yes" calcext:value-type="string">
            <text:p>Yes</text:p>
          </table:table-cell>
          <table:table-cell table:formula="of:=(2.56*([.N15]*1000)*10^([.P15]/10))/(4*PI()*(([.Q15]*30.48)^2))" office:value-type="float" office:value="0.0292757246309019" calcext:value-type="float">
            <text:p>0.02928</text:p>
          </table:table-cell>
          <table:table-cell table:formula="of:=IF([.B15]&gt;50; 1;(900/[.B15]^2))" office:value-type="float" office:value="18.3673469387755" calcext:value-type="float">
            <text:p>18.3673</text:p>
          </table:table-cell>
          <table:table-cell table:formula="of:=IF([.X15]&gt;[.W15];&quot;Yes&quot;;&quot;No&quot;)" office:value-type="string" office:string-value="Yes" calcext:value-type="string">
            <text:p>Yes</text:p>
          </table:table-cell>
          <table:table-cell table:formula="of:=IF([.B15]&gt;50; 0.2;(180/[.B15]^2))" office:value-type="float" office:value="3.6734693877551" calcext:value-type="float">
            <text:p>3.6735</text:p>
          </table:table-cell>
          <table:table-cell table:formula="of:=IF([.Z15]&gt;[.W1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6:.G1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16];[.$B$1:.$C$5];2;0)" office:value-type="percentage" office:value="0.4" calcext:value-type="percentage">
            <text:p>40%</text:p>
          </table:table-cell>
          <table:table-cell table:formula="of:=([.E16]/(10^(([.K16]*([.J16]/100))/10)))*[.L16]*[.M16]" office:value-type="float" office:value="34.7544156911385" calcext:value-type="float">
            <text:p>34.7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6]*1000)*10^([.P16]/10))/(4*PI()*(([.Q16]*30.48)^2))" office:value-type="float" office:value="0.0219577423021271" calcext:value-type="float">
            <text:p>0.02196</text:p>
          </table:table-cell>
          <table:table-cell table:formula="of:=IF([.B16]&gt;50; 1;(900/[.B16]^2))" office:value-type="float" office:value="4.59183673469388" calcext:value-type="float">
            <text:p>4.5918</text:p>
          </table:table-cell>
          <table:table-cell table:formula="of:=IF([.S16]&gt;[.R16];&quot;Yes&quot;;&quot;No&quot;)" office:value-type="string" office:string-value="Yes" calcext:value-type="string">
            <text:p>Yes</text:p>
          </table:table-cell>
          <table:table-cell table:formula="of:=IF([.B16]&gt;50; 0.2;(180/[.B16]^2))" office:value-type="float" office:value="0.918367346938775" calcext:value-type="float">
            <text:p>0.9184</text:p>
          </table:table-cell>
          <table:table-cell table:formula="of:=IF([.U16]&gt;[.R16];&quot;Yes&quot;;&quot;No&quot;)" office:value-type="string" office:string-value="Yes" calcext:value-type="string">
            <text:p>Yes</text:p>
          </table:table-cell>
          <table:table-cell table:formula="of:=(2.56*([.N16]*1000)*10^([.P16]/10))/(4*PI()*(([.Q16]*30.48)^2))" office:value-type="float" office:value="0.0562118202934454" calcext:value-type="float">
            <text:p>0.05621</text:p>
          </table:table-cell>
          <table:table-cell table:formula="of:=IF([.B16]&gt;50; 1;(900/[.B16]^2))" office:value-type="float" office:value="4.59183673469388" calcext:value-type="float">
            <text:p>4.5918</text:p>
          </table:table-cell>
          <table:table-cell table:formula="of:=IF([.X16]&gt;[.W16];&quot;Yes&quot;;&quot;No&quot;)" office:value-type="string" office:string-value="Yes" calcext:value-type="string">
            <text:p>Yes</text:p>
          </table:table-cell>
          <table:table-cell table:formula="of:=IF([.B16]&gt;50; 0.2;(180/[.B16]^2))" office:value-type="float" office:value="0.918367346938775" calcext:value-type="float">
            <text:p>0.9184</text:p>
          </table:table-cell>
          <table:table-cell table:formula="of:=IF([.Z16]&gt;[.W1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7:.G17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17];[.$B$1:.$C$5];2;0)" office:value-type="percentage" office:value="0.4" calcext:value-type="percentage">
            <text:p>40%</text:p>
          </table:table-cell>
          <table:table-cell table:formula="of:=([.E17]/(10^(([.K17]*([.J17]/100))/10)))*[.L17]*[.M17]" office:value-type="float" office:value="35.9385037028274" calcext:value-type="float">
            <text:p>35.94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17]*1000)*10^([.P17]/10))/(4*PI()*(([.Q17]*30.48)^2))" office:value-type="float" office:value="0.123134625339093" calcext:value-type="float">
            <text:p>0.12313</text:p>
          </table:table-cell>
          <table:table-cell table:formula="of:=IF([.B17]&gt;50; 1;(900/[.B17]^2))" office:value-type="float" office:value="4.59183673469388" calcext:value-type="float">
            <text:p>4.5918</text:p>
          </table:table-cell>
          <table:table-cell table:formula="of:=IF([.S17]&gt;[.R17];&quot;Yes&quot;;&quot;No&quot;)" office:value-type="string" office:string-value="Yes" calcext:value-type="string">
            <text:p>Yes</text:p>
          </table:table-cell>
          <table:table-cell table:formula="of:=IF([.B17]&gt;50; 0.2;(180/[.B17]^2))" office:value-type="float" office:value="0.918367346938775" calcext:value-type="float">
            <text:p>0.9184</text:p>
          </table:table-cell>
          <table:table-cell table:formula="of:=IF([.U17]&gt;[.R17];&quot;Yes&quot;;&quot;No&quot;)" office:value-type="string" office:string-value="Yes" calcext:value-type="string">
            <text:p>Yes</text:p>
          </table:table-cell>
          <table:table-cell table:formula="of:=(2.56*([.N17]*1000)*10^([.P17]/10))/(4*PI()*(([.Q17]*30.48)^2))" office:value-type="float" office:value="0.315224640868077" calcext:value-type="float">
            <text:p>0.31522</text:p>
          </table:table-cell>
          <table:table-cell table:formula="of:=IF([.B17]&gt;50; 1;(900/[.B17]^2))" office:value-type="float" office:value="4.59183673469388" calcext:value-type="float">
            <text:p>4.5918</text:p>
          </table:table-cell>
          <table:table-cell table:formula="of:=IF([.X17]&gt;[.W17];&quot;Yes&quot;;&quot;No&quot;)" office:value-type="string" office:string-value="Yes" calcext:value-type="string">
            <text:p>Yes</text:p>
          </table:table-cell>
          <table:table-cell table:formula="of:=IF([.B17]&gt;50; 0.2;(180/[.B17]^2))" office:value-type="float" office:value="0.918367346938775" calcext:value-type="float">
            <text:p>0.9184</text:p>
          </table:table-cell>
          <table:table-cell table:formula="of:=IF([.Z17]&gt;[.W1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8:.G1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18];[.$B$1:.$C$5];2;0)" office:value-type="percentage" office:value="1" calcext:value-type="percentage">
            <text:p>100%</text:p>
          </table:table-cell>
          <table:table-cell table:formula="of:=([.E18]/(10^(([.K18]*([.J18]/100))/10)))*[.L18]*[.M18]" office:value-type="float" office:value="86.8860392278462" calcext:value-type="float">
            <text:p>86.8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18]*1000)*10^([.P18]/10))/(4*PI()*(([.Q18]*30.48)^2))" office:value-type="float" office:value="0.0548943557553178" calcext:value-type="float">
            <text:p>0.05489</text:p>
          </table:table-cell>
          <table:table-cell table:formula="of:=IF([.B18]&gt;50; 1;(900/[.B18]^2))" office:value-type="float" office:value="4.59183673469388" calcext:value-type="float">
            <text:p>4.5918</text:p>
          </table:table-cell>
          <table:table-cell table:formula="of:=IF([.S18]&gt;[.R18];&quot;Yes&quot;;&quot;No&quot;)" office:value-type="string" office:string-value="Yes" calcext:value-type="string">
            <text:p>Yes</text:p>
          </table:table-cell>
          <table:table-cell table:formula="of:=IF([.B18]&gt;50; 0.2;(180/[.B18]^2))" office:value-type="float" office:value="0.918367346938775" calcext:value-type="float">
            <text:p>0.9184</text:p>
          </table:table-cell>
          <table:table-cell table:formula="of:=IF([.U18]&gt;[.R18];&quot;Yes&quot;;&quot;No&quot;)" office:value-type="string" office:string-value="Yes" calcext:value-type="string">
            <text:p>Yes</text:p>
          </table:table-cell>
          <table:table-cell table:formula="of:=(2.56*([.N18]*1000)*10^([.P18]/10))/(4*PI()*(([.Q18]*30.48)^2))" office:value-type="float" office:value="0.140529550733614" calcext:value-type="float">
            <text:p>0.14053</text:p>
          </table:table-cell>
          <table:table-cell table:formula="of:=IF([.B18]&gt;50; 1;(900/[.B18]^2))" office:value-type="float" office:value="4.59183673469388" calcext:value-type="float">
            <text:p>4.5918</text:p>
          </table:table-cell>
          <table:table-cell table:formula="of:=IF([.X18]&gt;[.W18];&quot;Yes&quot;;&quot;No&quot;)" office:value-type="string" office:string-value="Yes" calcext:value-type="string">
            <text:p>Yes</text:p>
          </table:table-cell>
          <table:table-cell table:formula="of:=IF([.B18]&gt;50; 0.2;(180/[.B18]^2))" office:value-type="float" office:value="0.918367346938775" calcext:value-type="float">
            <text:p>0.9184</text:p>
          </table:table-cell>
          <table:table-cell table:formula="of:=IF([.Z18]&gt;[.W1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19:.G19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19];[.$B$1:.$C$5];2;0)" office:value-type="percentage" office:value="1" calcext:value-type="percentage">
            <text:p>100%</text:p>
          </table:table-cell>
          <table:table-cell table:formula="of:=([.E19]/(10^(([.K19]*([.J19]/100))/10)))*[.L19]*[.M19]" office:value-type="float" office:value="89.8462592570686" calcext:value-type="float">
            <text:p>89.85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19]*1000)*10^([.P19]/10))/(4*PI()*(([.Q19]*30.48)^2))" office:value-type="float" office:value="0.307836563347732" calcext:value-type="float">
            <text:p>0.30784</text:p>
          </table:table-cell>
          <table:table-cell table:formula="of:=IF([.B19]&gt;50; 1;(900/[.B19]^2))" office:value-type="float" office:value="4.59183673469388" calcext:value-type="float">
            <text:p>4.5918</text:p>
          </table:table-cell>
          <table:table-cell table:formula="of:=IF([.S19]&gt;[.R19];&quot;Yes&quot;;&quot;No&quot;)" office:value-type="string" office:string-value="Yes" calcext:value-type="string">
            <text:p>Yes</text:p>
          </table:table-cell>
          <table:table-cell table:formula="of:=IF([.B19]&gt;50; 0.2;(180/[.B19]^2))" office:value-type="float" office:value="0.918367346938775" calcext:value-type="float">
            <text:p>0.9184</text:p>
          </table:table-cell>
          <table:table-cell table:formula="of:=IF([.U19]&gt;[.R19];&quot;Yes&quot;;&quot;No&quot;)" office:value-type="string" office:string-value="Yes" calcext:value-type="string">
            <text:p>Yes</text:p>
          </table:table-cell>
          <table:table-cell table:formula="of:=(2.56*([.N19]*1000)*10^([.P19]/10))/(4*PI()*(([.Q19]*30.48)^2))" office:value-type="float" office:value="0.788061602170193" calcext:value-type="float">
            <text:p>0.78806</text:p>
          </table:table-cell>
          <table:table-cell table:formula="of:=IF([.B19]&gt;50; 1;(900/[.B19]^2))" office:value-type="float" office:value="4.59183673469388" calcext:value-type="float">
            <text:p>4.5918</text:p>
          </table:table-cell>
          <table:table-cell table:formula="of:=IF([.X19]&gt;[.W19];&quot;Yes&quot;;&quot;No&quot;)" office:value-type="string" office:string-value="Yes" calcext:value-type="string">
            <text:p>Yes</text:p>
          </table:table-cell>
          <table:table-cell table:formula="of:=IF([.B19]&gt;50; 0.2;(180/[.B19]^2))" office:value-type="float" office:value="0.918367346938775" calcext:value-type="float">
            <text:p>0.9184</text:p>
          </table:table-cell>
          <table:table-cell table:formula="of:=IF([.Z19]&gt;[.W1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0:.G2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20];[.$B$1:.$C$5];2;0)" office:value-type="percentage" office:value="0.2" calcext:value-type="percentage">
            <text:p>20%</text:p>
          </table:table-cell>
          <table:table-cell table:formula="of:=([.E20]/(10^(([.K20]*([.J20]/100))/10)))*[.L20]*[.M20]" office:value-type="float" office:value="17.3772078455692" calcext:value-type="float">
            <text:p>17.3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0]*1000)*10^([.P20]/10))/(4*PI()*(([.Q20]*30.48)^2))" office:value-type="float" office:value="0.0109788711510636" calcext:value-type="float">
            <text:p>0.01098</text:p>
          </table:table-cell>
          <table:table-cell table:formula="of:=IF([.B20]&gt;50; 1;(900/[.B20]^2))" office:value-type="float" office:value="4.59183673469388" calcext:value-type="float">
            <text:p>4.5918</text:p>
          </table:table-cell>
          <table:table-cell table:formula="of:=IF([.S20]&gt;[.R20];&quot;Yes&quot;;&quot;No&quot;)" office:value-type="string" office:string-value="Yes" calcext:value-type="string">
            <text:p>Yes</text:p>
          </table:table-cell>
          <table:table-cell table:formula="of:=IF([.B20]&gt;50; 0.2;(180/[.B20]^2))" office:value-type="float" office:value="0.918367346938775" calcext:value-type="float">
            <text:p>0.9184</text:p>
          </table:table-cell>
          <table:table-cell table:formula="of:=IF([.U20]&gt;[.R20];&quot;Yes&quot;;&quot;No&quot;)" office:value-type="string" office:string-value="Yes" calcext:value-type="string">
            <text:p>Yes</text:p>
          </table:table-cell>
          <table:table-cell table:formula="of:=(2.56*([.N20]*1000)*10^([.P20]/10))/(4*PI()*(([.Q20]*30.48)^2))" office:value-type="float" office:value="0.0281059101467227" calcext:value-type="float">
            <text:p>0.02811</text:p>
          </table:table-cell>
          <table:table-cell table:formula="of:=IF([.B20]&gt;50; 1;(900/[.B20]^2))" office:value-type="float" office:value="4.59183673469388" calcext:value-type="float">
            <text:p>4.5918</text:p>
          </table:table-cell>
          <table:table-cell table:formula="of:=IF([.X20]&gt;[.W20];&quot;Yes&quot;;&quot;No&quot;)" office:value-type="string" office:string-value="Yes" calcext:value-type="string">
            <text:p>Yes</text:p>
          </table:table-cell>
          <table:table-cell table:formula="of:=IF([.B20]&gt;50; 0.2;(180/[.B20]^2))" office:value-type="float" office:value="0.918367346938775" calcext:value-type="float">
            <text:p>0.9184</text:p>
          </table:table-cell>
          <table:table-cell table:formula="of:=IF([.Z20]&gt;[.W2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1:.G21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50" calcext:value-type="float">
            <text:p>150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21];[.$B$1:.$C$5];2;0)" office:value-type="percentage" office:value="0.2" calcext:value-type="percentage">
            <text:p>20%</text:p>
          </table:table-cell>
          <table:table-cell table:formula="of:=([.E21]/(10^(([.K21]*([.J21]/100))/10)))*[.L21]*[.M21]" office:value-type="float" office:value="17.9692518514137" calcext:value-type="float">
            <text:p>17.9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21]*1000)*10^([.P21]/10))/(4*PI()*(([.Q21]*30.48)^2))" office:value-type="float" office:value="0.0615673126695463" calcext:value-type="float">
            <text:p>0.06157</text:p>
          </table:table-cell>
          <table:table-cell table:formula="of:=IF([.B21]&gt;50; 1;(900/[.B21]^2))" office:value-type="float" office:value="4.59183673469388" calcext:value-type="float">
            <text:p>4.5918</text:p>
          </table:table-cell>
          <table:table-cell table:formula="of:=IF([.S21]&gt;[.R21];&quot;Yes&quot;;&quot;No&quot;)" office:value-type="string" office:string-value="Yes" calcext:value-type="string">
            <text:p>Yes</text:p>
          </table:table-cell>
          <table:table-cell table:formula="of:=IF([.B21]&gt;50; 0.2;(180/[.B21]^2))" office:value-type="float" office:value="0.918367346938775" calcext:value-type="float">
            <text:p>0.9184</text:p>
          </table:table-cell>
          <table:table-cell table:formula="of:=IF([.U21]&gt;[.R21];&quot;Yes&quot;;&quot;No&quot;)" office:value-type="string" office:string-value="Yes" calcext:value-type="string">
            <text:p>Yes</text:p>
          </table:table-cell>
          <table:table-cell table:formula="of:=(2.56*([.N21]*1000)*10^([.P21]/10))/(4*PI()*(([.Q21]*30.48)^2))" office:value-type="float" office:value="0.157612320434039" calcext:value-type="float">
            <text:p>0.15761</text:p>
          </table:table-cell>
          <table:table-cell table:formula="of:=IF([.B21]&gt;50; 1;(900/[.B21]^2))" office:value-type="float" office:value="4.59183673469388" calcext:value-type="float">
            <text:p>4.5918</text:p>
          </table:table-cell>
          <table:table-cell table:formula="of:=IF([.X21]&gt;[.W21];&quot;Yes&quot;;&quot;No&quot;)" office:value-type="string" office:string-value="Yes" calcext:value-type="string">
            <text:p>Yes</text:p>
          </table:table-cell>
          <table:table-cell table:formula="of:=IF([.B21]&gt;50; 0.2;(180/[.B21]^2))" office:value-type="float" office:value="0.918367346938775" calcext:value-type="float">
            <text:p>0.9184</text:p>
          </table:table-cell>
          <table:table-cell table:formula="of:=IF([.Z21]&gt;[.W2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2:.G2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22];[.$B$1:.$C$5];2;0)" office:value-type="percentage" office:value="0.4" calcext:value-type="percentage">
            <text:p>40%</text:p>
          </table:table-cell>
          <table:table-cell table:formula="of:=([.E22]/(10^(([.K22]*([.J22]/100))/10)))*[.L22]*[.M22]" office:value-type="float" office:value="34.1004406730546" calcext:value-type="float">
            <text:p>34.1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2]*1000)*10^([.P22]/10))/(4*PI()*(([.Q22]*30.48)^2))" office:value-type="float" office:value="0.0215445627209559" calcext:value-type="float">
            <text:p>0.02154</text:p>
          </table:table-cell>
          <table:table-cell table:formula="of:=IF([.B22]&gt;50; 1;(900/[.B22]^2))" office:value-type="float" office:value="2.75690845725902" calcext:value-type="float">
            <text:p>2.7569</text:p>
          </table:table-cell>
          <table:table-cell table:formula="of:=IF([.S22]&gt;[.R22];&quot;Yes&quot;;&quot;No&quot;)" office:value-type="string" office:string-value="Yes" calcext:value-type="string">
            <text:p>Yes</text:p>
          </table:table-cell>
          <table:table-cell table:formula="of:=IF([.B22]&gt;50; 0.2;(180/[.B22]^2))" office:value-type="float" office:value="0.551381691451805" calcext:value-type="float">
            <text:p>0.5514</text:p>
          </table:table-cell>
          <table:table-cell table:formula="of:=IF([.U22]&gt;[.R22];&quot;Yes&quot;;&quot;No&quot;)" office:value-type="string" office:string-value="Yes" calcext:value-type="string">
            <text:p>Yes</text:p>
          </table:table-cell>
          <table:table-cell table:formula="of:=(2.56*([.N22]*1000)*10^([.P22]/10))/(4*PI()*(([.Q22]*30.48)^2))" office:value-type="float" office:value="0.0551540805656472" calcext:value-type="float">
            <text:p>0.05515</text:p>
          </table:table-cell>
          <table:table-cell table:formula="of:=IF([.B22]&gt;50; 1;(900/[.B22]^2))" office:value-type="float" office:value="2.75690845725902" calcext:value-type="float">
            <text:p>2.7569</text:p>
          </table:table-cell>
          <table:table-cell table:formula="of:=IF([.X22]&gt;[.W22];&quot;Yes&quot;;&quot;No&quot;)" office:value-type="string" office:string-value="Yes" calcext:value-type="string">
            <text:p>Yes</text:p>
          </table:table-cell>
          <table:table-cell table:formula="of:=IF([.B22]&gt;50; 0.2;(180/[.B22]^2))" office:value-type="float" office:value="0.551381691451805" calcext:value-type="float">
            <text:p>0.5514</text:p>
          </table:table-cell>
          <table:table-cell table:formula="of:=IF([.Z22]&gt;[.W2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3:.G2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23];[.$B$1:.$C$5];2;0)" office:value-type="percentage" office:value="1" calcext:value-type="percentage">
            <text:p>100%</text:p>
          </table:table-cell>
          <table:table-cell table:formula="of:=([.E23]/(10^(([.K23]*([.J23]/100))/10)))*[.L23]*[.M23]" office:value-type="float" office:value="85.2511016826366" calcext:value-type="float">
            <text:p>85.2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3]*1000)*10^([.P23]/10))/(4*PI()*(([.Q23]*30.48)^2))" office:value-type="float" office:value="0.0538614068023898" calcext:value-type="float">
            <text:p>0.05386</text:p>
          </table:table-cell>
          <table:table-cell table:formula="of:=IF([.B23]&gt;50; 1;(900/[.B23]^2))" office:value-type="float" office:value="2.75690845725902" calcext:value-type="float">
            <text:p>2.7569</text:p>
          </table:table-cell>
          <table:table-cell table:formula="of:=IF([.S23]&gt;[.R23];&quot;Yes&quot;;&quot;No&quot;)" office:value-type="string" office:string-value="Yes" calcext:value-type="string">
            <text:p>Yes</text:p>
          </table:table-cell>
          <table:table-cell table:formula="of:=IF([.B23]&gt;50; 0.2;(180/[.B23]^2))" office:value-type="float" office:value="0.551381691451805" calcext:value-type="float">
            <text:p>0.5514</text:p>
          </table:table-cell>
          <table:table-cell table:formula="of:=IF([.U23]&gt;[.R23];&quot;Yes&quot;;&quot;No&quot;)" office:value-type="string" office:string-value="Yes" calcext:value-type="string">
            <text:p>Yes</text:p>
          </table:table-cell>
          <table:table-cell table:formula="of:=(2.56*([.N23]*1000)*10^([.P23]/10))/(4*PI()*(([.Q23]*30.48)^2))" office:value-type="float" office:value="0.137885201414118" calcext:value-type="float">
            <text:p>0.13789</text:p>
          </table:table-cell>
          <table:table-cell table:formula="of:=IF([.B23]&gt;50; 1;(900/[.B23]^2))" office:value-type="float" office:value="2.75690845725902" calcext:value-type="float">
            <text:p>2.7569</text:p>
          </table:table-cell>
          <table:table-cell table:formula="of:=IF([.X23]&gt;[.W23];&quot;Yes&quot;;&quot;No&quot;)" office:value-type="string" office:string-value="Yes" calcext:value-type="string">
            <text:p>Yes</text:p>
          </table:table-cell>
          <table:table-cell table:formula="of:=IF([.B23]&gt;50; 0.2;(180/[.B23]^2))" office:value-type="float" office:value="0.551381691451805" calcext:value-type="float">
            <text:p>0.5514</text:p>
          </table:table-cell>
          <table:table-cell table:formula="of:=IF([.Z23]&gt;[.W2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4:.G24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24];[.$B$1:.$C$5];2;0)" office:value-type="percentage" office:value="0.2" calcext:value-type="percentage">
            <text:p>20%</text:p>
          </table:table-cell>
          <table:table-cell table:formula="of:=([.E24]/(10^(([.K24]*([.J24]/100))/10)))*[.L24]*[.M24]" office:value-type="float" office:value="17.0502203365273" calcext:value-type="float">
            <text:p>17.0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4]*1000)*10^([.P24]/10))/(4*PI()*(([.Q24]*30.48)^2))" office:value-type="float" office:value="0.010772281360478" calcext:value-type="float">
            <text:p>0.01077</text:p>
          </table:table-cell>
          <table:table-cell table:formula="of:=IF([.B24]&gt;50; 1;(900/[.B24]^2))" office:value-type="float" office:value="2.75690845725902" calcext:value-type="float">
            <text:p>2.7569</text:p>
          </table:table-cell>
          <table:table-cell table:formula="of:=IF([.S24]&gt;[.R24];&quot;Yes&quot;;&quot;No&quot;)" office:value-type="string" office:string-value="Yes" calcext:value-type="string">
            <text:p>Yes</text:p>
          </table:table-cell>
          <table:table-cell table:formula="of:=IF([.B24]&gt;50; 0.2;(180/[.B24]^2))" office:value-type="float" office:value="0.551381691451805" calcext:value-type="float">
            <text:p>0.5514</text:p>
          </table:table-cell>
          <table:table-cell table:formula="of:=IF([.U24]&gt;[.R24];&quot;Yes&quot;;&quot;No&quot;)" office:value-type="string" office:string-value="Yes" calcext:value-type="string">
            <text:p>Yes</text:p>
          </table:table-cell>
          <table:table-cell table:formula="of:=(2.56*([.N24]*1000)*10^([.P24]/10))/(4*PI()*(([.Q24]*30.48)^2))" office:value-type="float" office:value="0.0275770402828236" calcext:value-type="float">
            <text:p>0.02758</text:p>
          </table:table-cell>
          <table:table-cell table:formula="of:=IF([.B24]&gt;50; 1;(900/[.B24]^2))" office:value-type="float" office:value="2.75690845725902" calcext:value-type="float">
            <text:p>2.7569</text:p>
          </table:table-cell>
          <table:table-cell table:formula="of:=IF([.X24]&gt;[.W24];&quot;Yes&quot;;&quot;No&quot;)" office:value-type="string" office:string-value="Yes" calcext:value-type="string">
            <text:p>Yes</text:p>
          </table:table-cell>
          <table:table-cell table:formula="of:=IF([.B24]&gt;50; 0.2;(180/[.B24]^2))" office:value-type="float" office:value="0.551381691451805" calcext:value-type="float">
            <text:p>0.5514</text:p>
          </table:table-cell>
          <table:table-cell table:formula="of:=IF([.Z24]&gt;[.W2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5:.G2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25];[.$B$1:.$C$5];2;0)" office:value-type="percentage" office:value="0.4" calcext:value-type="percentage">
            <text:p>40%</text:p>
          </table:table-cell>
          <table:table-cell table:formula="of:=([.E25]/(10^(([.K25]*([.J25]/100))/10)))*[.L25]*[.M25]" office:value-type="float" office:value="33.6883694589557" calcext:value-type="float">
            <text:p>33.6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5]*1000)*10^([.P25]/10))/(4*PI()*(([.Q25]*30.48)^2))" office:value-type="float" office:value="0.0212842172842863" calcext:value-type="float">
            <text:p>0.02128</text:p>
          </table:table-cell>
          <table:table-cell table:formula="of:=IF([.B25]&gt;50; 1;(900/[.B25]^2))" office:value-type="float" office:value="2.04081632653061" calcext:value-type="float">
            <text:p>2.0408</text:p>
          </table:table-cell>
          <table:table-cell table:formula="of:=IF([.S25]&gt;[.R25];&quot;Yes&quot;;&quot;No&quot;)" office:value-type="string" office:string-value="Yes" calcext:value-type="string">
            <text:p>Yes</text:p>
          </table:table-cell>
          <table:table-cell table:formula="of:=IF([.B25]&gt;50; 0.2;(180/[.B25]^2))" office:value-type="float" office:value="0.408163265306122" calcext:value-type="float">
            <text:p>0.4082</text:p>
          </table:table-cell>
          <table:table-cell table:formula="of:=IF([.U25]&gt;[.R25];&quot;Yes&quot;;&quot;No&quot;)" office:value-type="string" office:string-value="Yes" calcext:value-type="string">
            <text:p>Yes</text:p>
          </table:table-cell>
          <table:table-cell table:formula="of:=(2.56*([.N25]*1000)*10^([.P25]/10))/(4*PI()*(([.Q25]*30.48)^2))" office:value-type="float" office:value="0.0544875962477728" calcext:value-type="float">
            <text:p>0.05449</text:p>
          </table:table-cell>
          <table:table-cell table:formula="of:=IF([.B25]&gt;50; 1;(900/[.B25]^2))" office:value-type="float" office:value="2.04081632653061" calcext:value-type="float">
            <text:p>2.0408</text:p>
          </table:table-cell>
          <table:table-cell table:formula="of:=IF([.X25]&gt;[.W25];&quot;Yes&quot;;&quot;No&quot;)" office:value-type="string" office:string-value="Yes" calcext:value-type="string">
            <text:p>Yes</text:p>
          </table:table-cell>
          <table:table-cell table:formula="of:=IF([.B25]&gt;50; 0.2;(180/[.B25]^2))" office:value-type="float" office:value="0.408163265306122" calcext:value-type="float">
            <text:p>0.4082</text:p>
          </table:table-cell>
          <table:table-cell table:formula="of:=IF([.Z25]&gt;[.W2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6:.G2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26];[.$B$1:.$C$5];2;0)" office:value-type="percentage" office:value="1" calcext:value-type="percentage">
            <text:p>100%</text:p>
          </table:table-cell>
          <table:table-cell table:formula="of:=([.E26]/(10^(([.K26]*([.J26]/100))/10)))*[.L26]*[.M26]" office:value-type="float" office:value="84.2209236473893" calcext:value-type="float">
            <text:p>84.22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6]*1000)*10^([.P26]/10))/(4*PI()*(([.Q26]*30.48)^2))" office:value-type="float" office:value="0.0532105432107157" calcext:value-type="float">
            <text:p>0.05321</text:p>
          </table:table-cell>
          <table:table-cell table:formula="of:=IF([.B26]&gt;50; 1;(900/[.B26]^2))" office:value-type="float" office:value="2.04081632653061" calcext:value-type="float">
            <text:p>2.0408</text:p>
          </table:table-cell>
          <table:table-cell table:formula="of:=IF([.S26]&gt;[.R26];&quot;Yes&quot;;&quot;No&quot;)" office:value-type="string" office:string-value="Yes" calcext:value-type="string">
            <text:p>Yes</text:p>
          </table:table-cell>
          <table:table-cell table:formula="of:=IF([.B26]&gt;50; 0.2;(180/[.B26]^2))" office:value-type="float" office:value="0.408163265306122" calcext:value-type="float">
            <text:p>0.4082</text:p>
          </table:table-cell>
          <table:table-cell table:formula="of:=IF([.U26]&gt;[.R26];&quot;Yes&quot;;&quot;No&quot;)" office:value-type="string" office:string-value="Yes" calcext:value-type="string">
            <text:p>Yes</text:p>
          </table:table-cell>
          <table:table-cell table:formula="of:=(2.56*([.N26]*1000)*10^([.P26]/10))/(4*PI()*(([.Q26]*30.48)^2))" office:value-type="float" office:value="0.136218990619432" calcext:value-type="float">
            <text:p>0.13622</text:p>
          </table:table-cell>
          <table:table-cell table:formula="of:=IF([.B26]&gt;50; 1;(900/[.B26]^2))" office:value-type="float" office:value="2.04081632653061" calcext:value-type="float">
            <text:p>2.0408</text:p>
          </table:table-cell>
          <table:table-cell table:formula="of:=IF([.X26]&gt;[.W26];&quot;Yes&quot;;&quot;No&quot;)" office:value-type="string" office:string-value="Yes" calcext:value-type="string">
            <text:p>Yes</text:p>
          </table:table-cell>
          <table:table-cell table:formula="of:=IF([.B26]&gt;50; 0.2;(180/[.B26]^2))" office:value-type="float" office:value="0.408163265306122" calcext:value-type="float">
            <text:p>0.4082</text:p>
          </table:table-cell>
          <table:table-cell table:formula="of:=IF([.Z26]&gt;[.W2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7:.G2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27];[.$B$1:.$C$5];2;0)" office:value-type="percentage" office:value="0.2" calcext:value-type="percentage">
            <text:p>20%</text:p>
          </table:table-cell>
          <table:table-cell table:formula="of:=([.E27]/(10^(([.K27]*([.J27]/100))/10)))*[.L27]*[.M27]" office:value-type="float" office:value="16.8441847294779" calcext:value-type="float">
            <text:p>16.8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7]*1000)*10^([.P27]/10))/(4*PI()*(([.Q27]*30.48)^2))" office:value-type="float" office:value="0.0106421086421431" calcext:value-type="float">
            <text:p>0.01064</text:p>
          </table:table-cell>
          <table:table-cell table:formula="of:=IF([.B27]&gt;50; 1;(900/[.B27]^2))" office:value-type="float" office:value="2.04081632653061" calcext:value-type="float">
            <text:p>2.0408</text:p>
          </table:table-cell>
          <table:table-cell table:formula="of:=IF([.S27]&gt;[.R27];&quot;Yes&quot;;&quot;No&quot;)" office:value-type="string" office:string-value="Yes" calcext:value-type="string">
            <text:p>Yes</text:p>
          </table:table-cell>
          <table:table-cell table:formula="of:=IF([.B27]&gt;50; 0.2;(180/[.B27]^2))" office:value-type="float" office:value="0.408163265306122" calcext:value-type="float">
            <text:p>0.4082</text:p>
          </table:table-cell>
          <table:table-cell table:formula="of:=IF([.U27]&gt;[.R27];&quot;Yes&quot;;&quot;No&quot;)" office:value-type="string" office:string-value="Yes" calcext:value-type="string">
            <text:p>Yes</text:p>
          </table:table-cell>
          <table:table-cell table:formula="of:=(2.56*([.N27]*1000)*10^([.P27]/10))/(4*PI()*(([.Q27]*30.48)^2))" office:value-type="float" office:value="0.0272437981238864" calcext:value-type="float">
            <text:p>0.02724</text:p>
          </table:table-cell>
          <table:table-cell table:formula="of:=IF([.B27]&gt;50; 1;(900/[.B27]^2))" office:value-type="float" office:value="2.04081632653061" calcext:value-type="float">
            <text:p>2.0408</text:p>
          </table:table-cell>
          <table:table-cell table:formula="of:=IF([.X27]&gt;[.W27];&quot;Yes&quot;;&quot;No&quot;)" office:value-type="string" office:string-value="Yes" calcext:value-type="string">
            <text:p>Yes</text:p>
          </table:table-cell>
          <table:table-cell table:formula="of:=IF([.B27]&gt;50; 0.2;(180/[.B27]^2))" office:value-type="float" office:value="0.408163265306122" calcext:value-type="float">
            <text:p>0.4082</text:p>
          </table:table-cell>
          <table:table-cell table:formula="of:=IF([.Z27]&gt;[.W2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8:.G2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28];[.$B$1:.$C$5];2;0)" office:value-type="percentage" office:value="0.4" calcext:value-type="percentage">
            <text:p>40%</text:p>
          </table:table-cell>
          <table:table-cell table:formula="of:=([.E28]/(10^(([.K28]*([.J28]/100))/10)))*[.L28]*[.M28]" office:value-type="float" office:value="32.812550664598" calcext:value-type="float">
            <text:p>32.8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8]*1000)*10^([.P28]/10))/(4*PI()*(([.Q28]*30.48)^2))" office:value-type="float" office:value="0.0207308774278268" calcext:value-type="float">
            <text:p>0.02073</text:p>
          </table:table-cell>
          <table:table-cell table:formula="of:=IF([.B28]&gt;50; 1;(900/[.B28]^2))" office:value-type="float" office:value="1.14795918367347" calcext:value-type="float">
            <text:p>1.1480</text:p>
          </table:table-cell>
          <table:table-cell table:formula="of:=IF([.S28]&gt;[.R28];&quot;Yes&quot;;&quot;No&quot;)" office:value-type="string" office:string-value="Yes" calcext:value-type="string">
            <text:p>Yes</text:p>
          </table:table-cell>
          <table:table-cell table:formula="of:=IF([.B28]&gt;50; 0.2;(180/[.B28]^2))" office:value-type="float" office:value="0.229591836734694" calcext:value-type="float">
            <text:p>0.2296</text:p>
          </table:table-cell>
          <table:table-cell table:formula="of:=IF([.U28]&gt;[.R28];&quot;Yes&quot;;&quot;No&quot;)" office:value-type="string" office:string-value="Yes" calcext:value-type="string">
            <text:p>Yes</text:p>
          </table:table-cell>
          <table:table-cell table:formula="of:=(2.56*([.N28]*1000)*10^([.P28]/10))/(4*PI()*(([.Q28]*30.48)^2))" office:value-type="float" office:value="0.0530710462152366" calcext:value-type="float">
            <text:p>0.05307</text:p>
          </table:table-cell>
          <table:table-cell table:formula="of:=IF([.B28]&gt;50; 1;(900/[.B28]^2))" office:value-type="float" office:value="1.14795918367347" calcext:value-type="float">
            <text:p>1.1480</text:p>
          </table:table-cell>
          <table:table-cell table:formula="of:=IF([.X28]&gt;[.W28];&quot;Yes&quot;;&quot;No&quot;)" office:value-type="string" office:string-value="Yes" calcext:value-type="string">
            <text:p>Yes</text:p>
          </table:table-cell>
          <table:table-cell table:formula="of:=IF([.B28]&gt;50; 0.2;(180/[.B28]^2))" office:value-type="float" office:value="0.229591836734694" calcext:value-type="float">
            <text:p>0.2296</text:p>
          </table:table-cell>
          <table:table-cell table:formula="of:=IF([.Z28]&gt;[.W2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29:.G2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29];[.$B$1:.$C$5];2;0)" office:value-type="percentage" office:value="1" calcext:value-type="percentage">
            <text:p>100%</text:p>
          </table:table-cell>
          <table:table-cell table:formula="of:=([.E29]/(10^(([.K29]*([.J29]/100))/10)))*[.L29]*[.M29]" office:value-type="float" office:value="82.0313766614949" calcext:value-type="float">
            <text:p>82.03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29]*1000)*10^([.P29]/10))/(4*PI()*(([.Q29]*30.48)^2))" office:value-type="float" office:value="0.051827193569567" calcext:value-type="float">
            <text:p>0.05183</text:p>
          </table:table-cell>
          <table:table-cell table:formula="of:=IF([.B29]&gt;50; 1;(900/[.B29]^2))" office:value-type="float" office:value="1.14795918367347" calcext:value-type="float">
            <text:p>1.1480</text:p>
          </table:table-cell>
          <table:table-cell table:formula="of:=IF([.S29]&gt;[.R29];&quot;Yes&quot;;&quot;No&quot;)" office:value-type="string" office:string-value="Yes" calcext:value-type="string">
            <text:p>Yes</text:p>
          </table:table-cell>
          <table:table-cell table:formula="of:=IF([.B29]&gt;50; 0.2;(180/[.B29]^2))" office:value-type="float" office:value="0.229591836734694" calcext:value-type="float">
            <text:p>0.2296</text:p>
          </table:table-cell>
          <table:table-cell table:formula="of:=IF([.U29]&gt;[.R29];&quot;Yes&quot;;&quot;No&quot;)" office:value-type="string" office:string-value="Yes" calcext:value-type="string">
            <text:p>Yes</text:p>
          </table:table-cell>
          <table:table-cell table:formula="of:=(2.56*([.N29]*1000)*10^([.P29]/10))/(4*PI()*(([.Q29]*30.48)^2))" office:value-type="float" office:value="0.132677615538092" calcext:value-type="float">
            <text:p>0.13268</text:p>
          </table:table-cell>
          <table:table-cell table:formula="of:=IF([.B29]&gt;50; 1;(900/[.B29]^2))" office:value-type="float" office:value="1.14795918367347" calcext:value-type="float">
            <text:p>1.1480</text:p>
          </table:table-cell>
          <table:table-cell table:formula="of:=IF([.X29]&gt;[.W29];&quot;Yes&quot;;&quot;No&quot;)" office:value-type="string" office:string-value="Yes" calcext:value-type="string">
            <text:p>Yes</text:p>
          </table:table-cell>
          <table:table-cell table:formula="of:=IF([.B29]&gt;50; 0.2;(180/[.B29]^2))" office:value-type="float" office:value="0.229591836734694" calcext:value-type="float">
            <text:p>0.2296</text:p>
          </table:table-cell>
          <table:table-cell table:formula="of:=IF([.Z29]&gt;[.W2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0:.G3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10" calcext:value-type="float">
            <text:p>110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30];[.$B$1:.$C$5];2;0)" office:value-type="percentage" office:value="0.2" calcext:value-type="percentage">
            <text:p>20%</text:p>
          </table:table-cell>
          <table:table-cell table:formula="of:=([.E30]/(10^(([.K30]*([.J30]/100))/10)))*[.L30]*[.M30]" office:value-type="float" office:value="16.406275332299" calcext:value-type="float">
            <text:p>16.4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0]*1000)*10^([.P30]/10))/(4*PI()*(([.Q30]*30.48)^2))" office:value-type="float" office:value="0.0103654387139134" calcext:value-type="float">
            <text:p>0.01037</text:p>
          </table:table-cell>
          <table:table-cell table:formula="of:=IF([.B30]&gt;50; 1;(900/[.B30]^2))" office:value-type="float" office:value="1.14795918367347" calcext:value-type="float">
            <text:p>1.1480</text:p>
          </table:table-cell>
          <table:table-cell table:formula="of:=IF([.S30]&gt;[.R30];&quot;Yes&quot;;&quot;No&quot;)" office:value-type="string" office:string-value="Yes" calcext:value-type="string">
            <text:p>Yes</text:p>
          </table:table-cell>
          <table:table-cell table:formula="of:=IF([.B30]&gt;50; 0.2;(180/[.B30]^2))" office:value-type="float" office:value="0.229591836734694" calcext:value-type="float">
            <text:p>0.2296</text:p>
          </table:table-cell>
          <table:table-cell table:formula="of:=IF([.U30]&gt;[.R30];&quot;Yes&quot;;&quot;No&quot;)" office:value-type="string" office:string-value="Yes" calcext:value-type="string">
            <text:p>Yes</text:p>
          </table:table-cell>
          <table:table-cell table:formula="of:=(2.56*([.N30]*1000)*10^([.P30]/10))/(4*PI()*(([.Q30]*30.48)^2))" office:value-type="float" office:value="0.0265355231076183" calcext:value-type="float">
            <text:p>0.02654</text:p>
          </table:table-cell>
          <table:table-cell table:formula="of:=IF([.B30]&gt;50; 1;(900/[.B30]^2))" office:value-type="float" office:value="1.14795918367347" calcext:value-type="float">
            <text:p>1.1480</text:p>
          </table:table-cell>
          <table:table-cell table:formula="of:=IF([.X30]&gt;[.W30];&quot;Yes&quot;;&quot;No&quot;)" office:value-type="string" office:string-value="Yes" calcext:value-type="string">
            <text:p>Yes</text:p>
          </table:table-cell>
          <table:table-cell table:formula="of:=IF([.B30]&gt;50; 0.2;(180/[.B30]^2))" office:value-type="float" office:value="0.229591836734694" calcext:value-type="float">
            <text:p>0.2296</text:p>
          </table:table-cell>
          <table:table-cell table:formula="of:=IF([.Z30]&gt;[.W3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1:.G3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1];[.$B$1:.$C$5];2;0)" office:value-type="percentage" office:value="0.4" calcext:value-type="percentage">
            <text:p>40%</text:p>
          </table:table-cell>
          <table:table-cell table:formula="of:=([.E31]/(10^(([.K31]*([.J31]/100))/10)))*[.L31]*[.M31]" office:value-type="float" office:value="33.7636967769113" calcext:value-type="float">
            <text:p>33.7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1]*1000)*10^([.P31]/10))/(4*PI()*(([.Q31]*30.48)^2))" office:value-type="float" office:value="0.0213318088723791" calcext:value-type="float">
            <text:p>0.02133</text:p>
          </table:table-cell>
          <table:table-cell table:formula="of:=IF([.B31]&gt;50; 1;(900/[.B31]^2))" office:value-type="float" office:value="1" calcext:value-type="float">
            <text:p>1.0000</text:p>
          </table:table-cell>
          <table:table-cell table:formula="of:=IF([.S31]&gt;[.R31];&quot;Yes&quot;;&quot;No&quot;)" office:value-type="string" office:string-value="Yes" calcext:value-type="string">
            <text:p>Yes</text:p>
          </table:table-cell>
          <table:table-cell table:formula="of:=IF([.B31]&gt;50; 0.2;(180/[.B31]^2))" office:value-type="float" office:value="0.2" calcext:value-type="float">
            <text:p>0.2000</text:p>
          </table:table-cell>
          <table:table-cell table:formula="of:=IF([.U31]&gt;[.R31];&quot;Yes&quot;;&quot;No&quot;)" office:value-type="string" office:string-value="Yes" calcext:value-type="string">
            <text:p>Yes</text:p>
          </table:table-cell>
          <table:table-cell table:formula="of:=(2.56*([.N31]*1000)*10^([.P31]/10))/(4*PI()*(([.Q31]*30.48)^2))" office:value-type="float" office:value="0.0546094307132904" calcext:value-type="float">
            <text:p>0.05461</text:p>
          </table:table-cell>
          <table:table-cell table:formula="of:=IF([.B31]&gt;50; 1;(900/[.B31]^2))" office:value-type="float" office:value="1" calcext:value-type="float">
            <text:p>1.0000</text:p>
          </table:table-cell>
          <table:table-cell table:formula="of:=IF([.X31]&gt;[.W31];&quot;Yes&quot;;&quot;No&quot;)" office:value-type="string" office:string-value="Yes" calcext:value-type="string">
            <text:p>Yes</text:p>
          </table:table-cell>
          <table:table-cell table:formula="of:=IF([.B31]&gt;50; 0.2;(180/[.B31]^2))" office:value-type="float" office:value="0.2" calcext:value-type="float">
            <text:p>0.2000</text:p>
          </table:table-cell>
          <table:table-cell table:formula="of:=IF([.Z31]&gt;[.W3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2:.G3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2];[.$B$1:.$C$5];2;0)" office:value-type="percentage" office:value="1" calcext:value-type="percentage">
            <text:p>100%</text:p>
          </table:table-cell>
          <table:table-cell table:formula="of:=([.E32]/(10^(([.K32]*([.J32]/100))/10)))*[.L32]*[.M32]" office:value-type="float" office:value="84.4092419422782" calcext:value-type="float">
            <text:p>84.41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2]*1000)*10^([.P32]/10))/(4*PI()*(([.Q32]*30.48)^2))" office:value-type="float" office:value="0.0533295221809476" calcext:value-type="float">
            <text:p>0.05333</text:p>
          </table:table-cell>
          <table:table-cell table:formula="of:=IF([.B32]&gt;50; 1;(900/[.B32]^2))" office:value-type="float" office:value="1" calcext:value-type="float">
            <text:p>1.0000</text:p>
          </table:table-cell>
          <table:table-cell table:formula="of:=IF([.S32]&gt;[.R32];&quot;Yes&quot;;&quot;No&quot;)" office:value-type="string" office:string-value="Yes" calcext:value-type="string">
            <text:p>Yes</text:p>
          </table:table-cell>
          <table:table-cell table:formula="of:=IF([.B32]&gt;50; 0.2;(180/[.B32]^2))" office:value-type="float" office:value="0.2" calcext:value-type="float">
            <text:p>0.2000</text:p>
          </table:table-cell>
          <table:table-cell table:formula="of:=IF([.U32]&gt;[.R32];&quot;Yes&quot;;&quot;No&quot;)" office:value-type="string" office:string-value="Yes" calcext:value-type="string">
            <text:p>Yes</text:p>
          </table:table-cell>
          <table:table-cell table:formula="of:=(2.56*([.N32]*1000)*10^([.P32]/10))/(4*PI()*(([.Q32]*30.48)^2))" office:value-type="float" office:value="0.136523576783226" calcext:value-type="float">
            <text:p>0.13652</text:p>
          </table:table-cell>
          <table:table-cell table:formula="of:=IF([.B32]&gt;50; 1;(900/[.B32]^2))" office:value-type="float" office:value="1" calcext:value-type="float">
            <text:p>1.0000</text:p>
          </table:table-cell>
          <table:table-cell table:formula="of:=IF([.X32]&gt;[.W32];&quot;Yes&quot;;&quot;No&quot;)" office:value-type="string" office:string-value="Yes" calcext:value-type="string">
            <text:p>Yes</text:p>
          </table:table-cell>
          <table:table-cell table:formula="of:=IF([.B32]&gt;50; 0.2;(180/[.B32]^2))" office:value-type="float" office:value="0.2" calcext:value-type="float">
            <text:p>0.2000</text:p>
          </table:table-cell>
          <table:table-cell table:formula="of:=IF([.Z32]&gt;[.W3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FTDX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3:.G3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5" calcext:value-type="float">
            <text:p>85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33];[.$B$1:.$C$5];2;0)" office:value-type="percentage" office:value="0.2" calcext:value-type="percentage">
            <text:p>20%</text:p>
          </table:table-cell>
          <table:table-cell table:formula="of:=([.E33]/(10^(([.K33]*([.J33]/100))/10)))*[.L33]*[.M33]" office:value-type="float" office:value="16.8818483884556" calcext:value-type="float">
            <text:p>16.88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3]*1000)*10^([.P33]/10))/(4*PI()*(([.Q33]*30.48)^2))" office:value-type="float" office:value="0.0106659044361895" calcext:value-type="float">
            <text:p>0.01067</text:p>
          </table:table-cell>
          <table:table-cell table:formula="of:=IF([.B33]&gt;50; 1;(900/[.B33]^2))" office:value-type="float" office:value="1" calcext:value-type="float">
            <text:p>1.0000</text:p>
          </table:table-cell>
          <table:table-cell table:formula="of:=IF([.S33]&gt;[.R33];&quot;Yes&quot;;&quot;No&quot;)" office:value-type="string" office:string-value="Yes" calcext:value-type="string">
            <text:p>Yes</text:p>
          </table:table-cell>
          <table:table-cell table:formula="of:=IF([.B33]&gt;50; 0.2;(180/[.B33]^2))" office:value-type="float" office:value="0.2" calcext:value-type="float">
            <text:p>0.2000</text:p>
          </table:table-cell>
          <table:table-cell table:formula="of:=IF([.U33]&gt;[.R33];&quot;Yes&quot;;&quot;No&quot;)" office:value-type="string" office:string-value="Yes" calcext:value-type="string">
            <text:p>Yes</text:p>
          </table:table-cell>
          <table:table-cell table:formula="of:=(2.56*([.N33]*1000)*10^([.P33]/10))/(4*PI()*(([.Q33]*30.48)^2))" office:value-type="float" office:value="0.0273047153566452" calcext:value-type="float">
            <text:p>0.02730</text:p>
          </table:table-cell>
          <table:table-cell table:formula="of:=IF([.B33]&gt;50; 1;(900/[.B33]^2))" office:value-type="float" office:value="1" calcext:value-type="float">
            <text:p>1.0000</text:p>
          </table:table-cell>
          <table:table-cell table:formula="of:=IF([.X33]&gt;[.W33];&quot;Yes&quot;;&quot;No&quot;)" office:value-type="string" office:string-value="Yes" calcext:value-type="string">
            <text:p>Yes</text:p>
          </table:table-cell>
          <table:table-cell table:formula="of:=IF([.B33]&gt;50; 0.2;(180/[.B33]^2))" office:value-type="float" office:value="0.2" calcext:value-type="float">
            <text:p>0.2000</text:p>
          </table:table-cell>
          <table:table-cell table:formula="of:=IF([.Z33]&gt;[.W3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bit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4:.G34])" office:value-type="float" office:value="5" calcext:value-type="float">
            <text:p>5</text:p>
          </table:table-cell>
          <table:table-cell office:value-type="string" calcext:value-type="string">
            <text:p>LMR400</text:p>
          </table:table-cell>
          <table:table-cell office:value-type="float" office:value="50" calcext:value-type="float">
            <text:p>50</text:p>
          </table:table-cell>
          <table:table-cell office:value-type="float" office:value="0.752" calcext:value-type="float">
            <text:p>0.752</text:p>
          </table:table-cell>
          <table:table-cell office:value-type="percentage" office:value="1" calcext:value-type="percentage">
            <text:p>100%</text:p>
          </table:table-cell>
          <table:table-cell table:formula="of:=VLOOKUP([.C34];[.$B$1:.$C$5];2;0)" office:value-type="percentage" office:value="0.2" calcext:value-type="percentage">
            <text:p>20%</text:p>
          </table:table-cell>
          <table:table-cell table:formula="of:=([.E34]/(10^(([.K34]*([.J34]/100))/10)))*[.L34]*[.M34]" office:value-type="float" office:value="0.917064749114932" calcext:value-type="float">
            <text:p>0.92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formula="of:=(([.N34]*1000)*10^([.P34]/10))/(4*PI()*(([.Q34]*30.48)^2))" office:value-type="float" office:value="0.521459041433645" calcext:value-type="float">
            <text:p>0.52146</text:p>
          </table:table-cell>
          <table:table-cell table:formula="of:=IF([.B34]&gt;50; 1;(900/[.B34]^2))" office:value-type="float" office:value="18.3673469387755" calcext:value-type="float">
            <text:p>18.3673</text:p>
          </table:table-cell>
          <table:table-cell table:formula="of:=IF([.S34]&gt;[.R34];&quot;Yes&quot;;&quot;No&quot;)" office:value-type="string" office:string-value="Yes" calcext:value-type="string">
            <text:p>Yes</text:p>
          </table:table-cell>
          <table:table-cell table:formula="of:=IF([.B34]&gt;50; 0.2;(180/[.B34]^2))" office:value-type="float" office:value="3.6734693877551" calcext:value-type="float">
            <text:p>3.6735</text:p>
          </table:table-cell>
          <table:table-cell table:formula="of:=IF([.U34]&gt;[.R34];&quot;Yes&quot;;&quot;No&quot;)" office:value-type="string" office:string-value="Yes" calcext:value-type="string">
            <text:p>Yes</text:p>
          </table:table-cell>
          <table:table-cell table:formula="of:=(2.56*([.N34]*1000)*10^([.P34]/10))/(4*PI()*(([.Q34]*30.48)^2))" office:value-type="float" office:value="1.33493514607013" calcext:value-type="float">
            <text:p>1.33494</text:p>
          </table:table-cell>
          <table:table-cell table:formula="of:=IF([.B34]&gt;50; 1;(900/[.B34]^2))" office:value-type="float" office:value="18.3673469387755" calcext:value-type="float">
            <text:p>18.3673</text:p>
          </table:table-cell>
          <table:table-cell table:formula="of:=IF([.X34]&gt;[.W34];&quot;Yes&quot;;&quot;No&quot;)" office:value-type="string" office:string-value="Yes" calcext:value-type="string">
            <text:p>Yes</text:p>
          </table:table-cell>
          <table:table-cell table:formula="of:=IF([.B34]&gt;50; 0.2;(180/[.B34]^2))" office:value-type="float" office:value="3.6734693877551" calcext:value-type="float">
            <text:p>3.6735</text:p>
          </table:table-cell>
          <table:table-cell table:formula="of:=IF([.Z34]&gt;[.W3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5:.G3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35];[.$B$1:.$C$5];2;0)" office:value-type="percentage" office:value="0.4" calcext:value-type="percentage">
            <text:p>40%</text:p>
          </table:table-cell>
          <table:table-cell table:formula="of:=([.E35]/(10^(([.K35]*([.J35]/100))/10)))*[.L35]*[.M35]" office:value-type="float" office:value="37.3908201521261" calcext:value-type="float">
            <text:p>37.3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5]*1000)*10^([.P35]/10))/(4*PI()*(([.Q35]*30.48)^2))" office:value-type="float" office:value="0.0236234152420208" calcext:value-type="float">
            <text:p>0.02362</text:p>
          </table:table-cell>
          <table:table-cell table:formula="of:=IF([.B35]&gt;50; 1;(900/[.B35]^2))" office:value-type="float" office:value="73.4693877551021" calcext:value-type="float">
            <text:p>73.4694</text:p>
          </table:table-cell>
          <table:table-cell table:formula="of:=IF([.S35]&gt;[.R35];&quot;Yes&quot;;&quot;No&quot;)" office:value-type="string" office:string-value="Yes" calcext:value-type="string">
            <text:p>Yes</text:p>
          </table:table-cell>
          <table:table-cell table:formula="of:=IF([.B35]&gt;50; 0.2;(180/[.B35]^2))" office:value-type="float" office:value="14.6938775510204" calcext:value-type="float">
            <text:p>14.6939</text:p>
          </table:table-cell>
          <table:table-cell table:formula="of:=IF([.U35]&gt;[.R35];&quot;Yes&quot;;&quot;No&quot;)" office:value-type="string" office:string-value="Yes" calcext:value-type="string">
            <text:p>Yes</text:p>
          </table:table-cell>
          <table:table-cell table:formula="of:=(2.56*([.N35]*1000)*10^([.P35]/10))/(4*PI()*(([.Q35]*30.48)^2))" office:value-type="float" office:value="0.0604759430195732" calcext:value-type="float">
            <text:p>0.06048</text:p>
          </table:table-cell>
          <table:table-cell table:formula="of:=IF([.B35]&gt;50; 1;(900/[.B35]^2))" office:value-type="float" office:value="73.4693877551021" calcext:value-type="float">
            <text:p>73.4694</text:p>
          </table:table-cell>
          <table:table-cell table:formula="of:=IF([.X35]&gt;[.W35];&quot;Yes&quot;;&quot;No&quot;)" office:value-type="string" office:string-value="Yes" calcext:value-type="string">
            <text:p>Yes</text:p>
          </table:table-cell>
          <table:table-cell table:formula="of:=IF([.B35]&gt;50; 0.2;(180/[.B35]^2))" office:value-type="float" office:value="14.6938775510204" calcext:value-type="float">
            <text:p>14.6939</text:p>
          </table:table-cell>
          <table:table-cell table:formula="of:=IF([.Z35]&gt;[.W3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6:.G3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36];[.$B$1:.$C$5];2;0)" office:value-type="percentage" office:value="1" calcext:value-type="percentage">
            <text:p>100%</text:p>
          </table:table-cell>
          <table:table-cell table:formula="of:=([.E36]/(10^(([.K36]*([.J36]/100))/10)))*[.L36]*[.M36]" office:value-type="float" office:value="93.4770503803152" calcext:value-type="float">
            <text:p>93.4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6]*1000)*10^([.P36]/10))/(4*PI()*(([.Q36]*30.48)^2))" office:value-type="float" office:value="0.0590585381050519" calcext:value-type="float">
            <text:p>0.05906</text:p>
          </table:table-cell>
          <table:table-cell table:formula="of:=IF([.B36]&gt;50; 1;(900/[.B36]^2))" office:value-type="float" office:value="73.4693877551021" calcext:value-type="float">
            <text:p>73.4694</text:p>
          </table:table-cell>
          <table:table-cell table:formula="of:=IF([.S36]&gt;[.R36];&quot;Yes&quot;;&quot;No&quot;)" office:value-type="string" office:string-value="Yes" calcext:value-type="string">
            <text:p>Yes</text:p>
          </table:table-cell>
          <table:table-cell table:formula="of:=IF([.B36]&gt;50; 0.2;(180/[.B36]^2))" office:value-type="float" office:value="14.6938775510204" calcext:value-type="float">
            <text:p>14.6939</text:p>
          </table:table-cell>
          <table:table-cell table:formula="of:=IF([.U36]&gt;[.R36];&quot;Yes&quot;;&quot;No&quot;)" office:value-type="string" office:string-value="Yes" calcext:value-type="string">
            <text:p>Yes</text:p>
          </table:table-cell>
          <table:table-cell table:formula="of:=(2.56*([.N36]*1000)*10^([.P36]/10))/(4*PI()*(([.Q36]*30.48)^2))" office:value-type="float" office:value="0.151189857548933" calcext:value-type="float">
            <text:p>0.15119</text:p>
          </table:table-cell>
          <table:table-cell table:formula="of:=IF([.B36]&gt;50; 1;(900/[.B36]^2))" office:value-type="float" office:value="73.4693877551021" calcext:value-type="float">
            <text:p>73.4694</text:p>
          </table:table-cell>
          <table:table-cell table:formula="of:=IF([.X36]&gt;[.W36];&quot;Yes&quot;;&quot;No&quot;)" office:value-type="string" office:string-value="Yes" calcext:value-type="string">
            <text:p>Yes</text:p>
          </table:table-cell>
          <table:table-cell table:formula="of:=IF([.B36]&gt;50; 0.2;(180/[.B36]^2))" office:value-type="float" office:value="14.6938775510204" calcext:value-type="float">
            <text:p>14.6939</text:p>
          </table:table-cell>
          <table:table-cell table:formula="of:=IF([.Z36]&gt;[.W3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80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7:.G3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279" calcext:value-type="float">
            <text:p>0.279</text:p>
          </table:table-cell>
          <table:table-cell office:value-type="percentage" office:value="1" calcext:value-type="percentage">
            <text:p>100%</text:p>
          </table:table-cell>
          <table:table-cell table:formula="of:=VLOOKUP([.C37];[.$B$1:.$C$5];2;0)" office:value-type="percentage" office:value="0.2" calcext:value-type="percentage">
            <text:p>20%</text:p>
          </table:table-cell>
          <table:table-cell table:formula="of:=([.E37]/(10^(([.K37]*([.J37]/100))/10)))*[.L37]*[.M37]" office:value-type="float" office:value="18.695410076063" calcext:value-type="float">
            <text:p>18.70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7]*1000)*10^([.P37]/10))/(4*PI()*(([.Q37]*30.48)^2))" office:value-type="float" office:value="0.0118117076210104" calcext:value-type="float">
            <text:p>0.01181</text:p>
          </table:table-cell>
          <table:table-cell table:formula="of:=IF([.B37]&gt;50; 1;(900/[.B37]^2))" office:value-type="float" office:value="73.4693877551021" calcext:value-type="float">
            <text:p>73.4694</text:p>
          </table:table-cell>
          <table:table-cell table:formula="of:=IF([.S37]&gt;[.R37];&quot;Yes&quot;;&quot;No&quot;)" office:value-type="string" office:string-value="Yes" calcext:value-type="string">
            <text:p>Yes</text:p>
          </table:table-cell>
          <table:table-cell table:formula="of:=IF([.B37]&gt;50; 0.2;(180/[.B37]^2))" office:value-type="float" office:value="14.6938775510204" calcext:value-type="float">
            <text:p>14.6939</text:p>
          </table:table-cell>
          <table:table-cell table:formula="of:=IF([.U37]&gt;[.R37];&quot;Yes&quot;;&quot;No&quot;)" office:value-type="string" office:string-value="Yes" calcext:value-type="string">
            <text:p>Yes</text:p>
          </table:table-cell>
          <table:table-cell table:formula="of:=(2.56*([.N37]*1000)*10^([.P37]/10))/(4*PI()*(([.Q37]*30.48)^2))" office:value-type="float" office:value="0.0302379715097866" calcext:value-type="float">
            <text:p>0.03024</text:p>
          </table:table-cell>
          <table:table-cell table:formula="of:=IF([.B37]&gt;50; 1;(900/[.B37]^2))" office:value-type="float" office:value="73.4693877551021" calcext:value-type="float">
            <text:p>73.4694</text:p>
          </table:table-cell>
          <table:table-cell table:formula="of:=IF([.X37]&gt;[.W37];&quot;Yes&quot;;&quot;No&quot;)" office:value-type="string" office:string-value="Yes" calcext:value-type="string">
            <text:p>Yes</text:p>
          </table:table-cell>
          <table:table-cell table:formula="of:=IF([.B37]&gt;50; 0.2;(180/[.B37]^2))" office:value-type="float" office:value="14.6938775510204" calcext:value-type="float">
            <text:p>14.6939</text:p>
          </table:table-cell>
          <table:table-cell table:formula="of:=IF([.Z37]&gt;[.W3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8:.G3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38];[.$B$1:.$C$5];2;0)" office:value-type="percentage" office:value="0.4" calcext:value-type="percentage">
            <text:p>40%</text:p>
          </table:table-cell>
          <table:table-cell table:formula="of:=([.E38]/(10^(([.K38]*([.J38]/100))/10)))*[.L38]*[.M38]" office:value-type="float" office:value="36.3655358498693" calcext:value-type="float">
            <text:p>36.3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8]*1000)*10^([.P38]/10))/(4*PI()*(([.Q38]*30.48)^2))" office:value-type="float" office:value="0.0229756434971167" calcext:value-type="float">
            <text:p>0.02298</text:p>
          </table:table-cell>
          <table:table-cell table:formula="of:=IF([.B38]&gt;50; 1;(900/[.B38]^2))" office:value-type="float" office:value="18.3673469387755" calcext:value-type="float">
            <text:p>18.3673</text:p>
          </table:table-cell>
          <table:table-cell table:formula="of:=IF([.S38]&gt;[.R38];&quot;Yes&quot;;&quot;No&quot;)" office:value-type="string" office:string-value="Yes" calcext:value-type="string">
            <text:p>Yes</text:p>
          </table:table-cell>
          <table:table-cell table:formula="of:=IF([.B38]&gt;50; 0.2;(180/[.B38]^2))" office:value-type="float" office:value="3.6734693877551" calcext:value-type="float">
            <text:p>3.6735</text:p>
          </table:table-cell>
          <table:table-cell table:formula="of:=IF([.U38]&gt;[.R38];&quot;Yes&quot;;&quot;No&quot;)" office:value-type="string" office:string-value="Yes" calcext:value-type="string">
            <text:p>Yes</text:p>
          </table:table-cell>
          <table:table-cell table:formula="of:=(2.56*([.N38]*1000)*10^([.P38]/10))/(4*PI()*(([.Q38]*30.48)^2))" office:value-type="float" office:value="0.0588176473526188" calcext:value-type="float">
            <text:p>0.05882</text:p>
          </table:table-cell>
          <table:table-cell table:formula="of:=IF([.B38]&gt;50; 1;(900/[.B38]^2))" office:value-type="float" office:value="18.3673469387755" calcext:value-type="float">
            <text:p>18.3673</text:p>
          </table:table-cell>
          <table:table-cell table:formula="of:=IF([.X38]&gt;[.W38];&quot;Yes&quot;;&quot;No&quot;)" office:value-type="string" office:string-value="Yes" calcext:value-type="string">
            <text:p>Yes</text:p>
          </table:table-cell>
          <table:table-cell table:formula="of:=IF([.B38]&gt;50; 0.2;(180/[.B38]^2))" office:value-type="float" office:value="3.6734693877551" calcext:value-type="float">
            <text:p>3.6735</text:p>
          </table:table-cell>
          <table:table-cell table:formula="of:=IF([.Z38]&gt;[.W3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39:.G3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39];[.$B$1:.$C$5];2;0)" office:value-type="percentage" office:value="1" calcext:value-type="percentage">
            <text:p>100%</text:p>
          </table:table-cell>
          <table:table-cell table:formula="of:=([.E39]/(10^(([.K39]*([.J39]/100))/10)))*[.L39]*[.M39]" office:value-type="float" office:value="90.9138396246734" calcext:value-type="float">
            <text:p>90.9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39]*1000)*10^([.P39]/10))/(4*PI()*(([.Q39]*30.48)^2))" office:value-type="float" office:value="0.0574391087427918" calcext:value-type="float">
            <text:p>0.05744</text:p>
          </table:table-cell>
          <table:table-cell table:formula="of:=IF([.B39]&gt;50; 1;(900/[.B39]^2))" office:value-type="float" office:value="18.3673469387755" calcext:value-type="float">
            <text:p>18.3673</text:p>
          </table:table-cell>
          <table:table-cell table:formula="of:=IF([.S39]&gt;[.R39];&quot;Yes&quot;;&quot;No&quot;)" office:value-type="string" office:string-value="Yes" calcext:value-type="string">
            <text:p>Yes</text:p>
          </table:table-cell>
          <table:table-cell table:formula="of:=IF([.B39]&gt;50; 0.2;(180/[.B39]^2))" office:value-type="float" office:value="3.6734693877551" calcext:value-type="float">
            <text:p>3.6735</text:p>
          </table:table-cell>
          <table:table-cell table:formula="of:=IF([.U39]&gt;[.R39];&quot;Yes&quot;;&quot;No&quot;)" office:value-type="string" office:string-value="Yes" calcext:value-type="string">
            <text:p>Yes</text:p>
          </table:table-cell>
          <table:table-cell table:formula="of:=(2.56*([.N39]*1000)*10^([.P39]/10))/(4*PI()*(([.Q39]*30.48)^2))" office:value-type="float" office:value="0.147044118381547" calcext:value-type="float">
            <text:p>0.14704</text:p>
          </table:table-cell>
          <table:table-cell table:formula="of:=IF([.B39]&gt;50; 1;(900/[.B39]^2))" office:value-type="float" office:value="18.3673469387755" calcext:value-type="float">
            <text:p>18.3673</text:p>
          </table:table-cell>
          <table:table-cell table:formula="of:=IF([.X39]&gt;[.W39];&quot;Yes&quot;;&quot;No&quot;)" office:value-type="string" office:string-value="Yes" calcext:value-type="string">
            <text:p>Yes</text:p>
          </table:table-cell>
          <table:table-cell table:formula="of:=IF([.B39]&gt;50; 0.2;(180/[.B39]^2))" office:value-type="float" office:value="3.6734693877551" calcext:value-type="float">
            <text:p>3.6735</text:p>
          </table:table-cell>
          <table:table-cell table:formula="of:=IF([.Z39]&gt;[.W3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4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0:.G4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1" calcext:value-type="percentage">
            <text:p>100%</text:p>
          </table:table-cell>
          <table:table-cell table:formula="of:=VLOOKUP([.C40];[.$B$1:.$C$5];2;0)" office:value-type="percentage" office:value="0.2" calcext:value-type="percentage">
            <text:p>20%</text:p>
          </table:table-cell>
          <table:table-cell table:formula="of:=([.E40]/(10^(([.K40]*([.J40]/100))/10)))*[.L40]*[.M40]" office:value-type="float" office:value="18.1827679249347" calcext:value-type="float">
            <text:p>18.1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0]*1000)*10^([.P40]/10))/(4*PI()*(([.Q40]*30.48)^2))" office:value-type="float" office:value="0.0114878217485584" calcext:value-type="float">
            <text:p>0.01149</text:p>
          </table:table-cell>
          <table:table-cell table:formula="of:=IF([.B40]&gt;50; 1;(900/[.B40]^2))" office:value-type="float" office:value="18.3673469387755" calcext:value-type="float">
            <text:p>18.3673</text:p>
          </table:table-cell>
          <table:table-cell table:formula="of:=IF([.S40]&gt;[.R40];&quot;Yes&quot;;&quot;No&quot;)" office:value-type="string" office:string-value="Yes" calcext:value-type="string">
            <text:p>Yes</text:p>
          </table:table-cell>
          <table:table-cell table:formula="of:=IF([.B40]&gt;50; 0.2;(180/[.B40]^2))" office:value-type="float" office:value="3.6734693877551" calcext:value-type="float">
            <text:p>3.6735</text:p>
          </table:table-cell>
          <table:table-cell table:formula="of:=IF([.U40]&gt;[.R40];&quot;Yes&quot;;&quot;No&quot;)" office:value-type="string" office:string-value="Yes" calcext:value-type="string">
            <text:p>Yes</text:p>
          </table:table-cell>
          <table:table-cell table:formula="of:=(2.56*([.N40]*1000)*10^([.P40]/10))/(4*PI()*(([.Q40]*30.48)^2))" office:value-type="float" office:value="0.0294088236763094" calcext:value-type="float">
            <text:p>0.02941</text:p>
          </table:table-cell>
          <table:table-cell table:formula="of:=IF([.B40]&gt;50; 1;(900/[.B40]^2))" office:value-type="float" office:value="18.3673469387755" calcext:value-type="float">
            <text:p>18.3673</text:p>
          </table:table-cell>
          <table:table-cell table:formula="of:=IF([.X40]&gt;[.W40];&quot;Yes&quot;;&quot;No&quot;)" office:value-type="string" office:string-value="Yes" calcext:value-type="string">
            <text:p>Yes</text:p>
          </table:table-cell>
          <table:table-cell table:formula="of:=IF([.B40]&gt;50; 0.2;(180/[.B40]^2))" office:value-type="float" office:value="3.6734693877551" calcext:value-type="float">
            <text:p>3.6735</text:p>
          </table:table-cell>
          <table:table-cell table:formula="of:=IF([.Z40]&gt;[.W4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1:.G4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41];[.$B$1:.$C$5];2;0)" office:value-type="percentage" office:value="0.4" calcext:value-type="percentage">
            <text:p>40%</text:p>
          </table:table-cell>
          <table:table-cell table:formula="of:=([.E41]/(10^(([.K41]*([.J41]/100))/10)))*[.L41]*[.M41]" office:value-type="float" office:value="34.9771960536454" calcext:value-type="float">
            <text:p>34.9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1]*1000)*10^([.P41]/10))/(4*PI()*(([.Q41]*30.48)^2))" office:value-type="float" office:value="0.0220984943099691" calcext:value-type="float">
            <text:p>0.02210</text:p>
          </table:table-cell>
          <table:table-cell table:formula="of:=IF([.B41]&gt;50; 1;(900/[.B41]^2))" office:value-type="float" office:value="4.59183673469388" calcext:value-type="float">
            <text:p>4.5918</text:p>
          </table:table-cell>
          <table:table-cell table:formula="of:=IF([.S41]&gt;[.R41];&quot;Yes&quot;;&quot;No&quot;)" office:value-type="string" office:string-value="Yes" calcext:value-type="string">
            <text:p>Yes</text:p>
          </table:table-cell>
          <table:table-cell table:formula="of:=IF([.B41]&gt;50; 0.2;(180/[.B41]^2))" office:value-type="float" office:value="0.918367346938775" calcext:value-type="float">
            <text:p>0.9184</text:p>
          </table:table-cell>
          <table:table-cell table:formula="of:=IF([.U41]&gt;[.R41];&quot;Yes&quot;;&quot;No&quot;)" office:value-type="string" office:string-value="Yes" calcext:value-type="string">
            <text:p>Yes</text:p>
          </table:table-cell>
          <table:table-cell table:formula="of:=(2.56*([.N41]*1000)*10^([.P41]/10))/(4*PI()*(([.Q41]*30.48)^2))" office:value-type="float" office:value="0.0565721454335208" calcext:value-type="float">
            <text:p>0.05657</text:p>
          </table:table-cell>
          <table:table-cell table:formula="of:=IF([.B41]&gt;50; 1;(900/[.B41]^2))" office:value-type="float" office:value="4.59183673469388" calcext:value-type="float">
            <text:p>4.5918</text:p>
          </table:table-cell>
          <table:table-cell table:formula="of:=IF([.X41]&gt;[.W41];&quot;Yes&quot;;&quot;No&quot;)" office:value-type="string" office:string-value="Yes" calcext:value-type="string">
            <text:p>Yes</text:p>
          </table:table-cell>
          <table:table-cell table:formula="of:=IF([.B41]&gt;50; 0.2;(180/[.B41]^2))" office:value-type="float" office:value="0.918367346938775" calcext:value-type="float">
            <text:p>0.9184</text:p>
          </table:table-cell>
          <table:table-cell table:formula="of:=IF([.Z41]&gt;[.W4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2:.G42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2];[.$B$1:.$C$5];2;0)" office:value-type="percentage" office:value="0.4" calcext:value-type="percentage">
            <text:p>40%</text:p>
          </table:table-cell>
          <table:table-cell table:formula="of:=([.E42]/(10^(([.K42]*([.J42]/100))/10)))*[.L42]*[.M42]" office:value-type="float" office:value="36.0669976317728" calcext:value-type="float">
            <text:p>36.0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2]*1000)*10^([.P42]/10))/(4*PI()*(([.Q42]*30.48)^2))" office:value-type="float" office:value="0.12357487883239" calcext:value-type="float">
            <text:p>0.12357</text:p>
          </table:table-cell>
          <table:table-cell table:formula="of:=IF([.B42]&gt;50; 1;(900/[.B42]^2))" office:value-type="float" office:value="4.59183673469388" calcext:value-type="float">
            <text:p>4.5918</text:p>
          </table:table-cell>
          <table:table-cell table:formula="of:=IF([.S42]&gt;[.R42];&quot;Yes&quot;;&quot;No&quot;)" office:value-type="string" office:string-value="Yes" calcext:value-type="string">
            <text:p>Yes</text:p>
          </table:table-cell>
          <table:table-cell table:formula="of:=IF([.B42]&gt;50; 0.2;(180/[.B42]^2))" office:value-type="float" office:value="0.918367346938775" calcext:value-type="float">
            <text:p>0.9184</text:p>
          </table:table-cell>
          <table:table-cell table:formula="of:=IF([.U42]&gt;[.R42];&quot;Yes&quot;;&quot;No&quot;)" office:value-type="string" office:string-value="Yes" calcext:value-type="string">
            <text:p>Yes</text:p>
          </table:table-cell>
          <table:table-cell table:formula="of:=(2.56*([.N42]*1000)*10^([.P42]/10))/(4*PI()*(([.Q42]*30.48)^2))" office:value-type="float" office:value="0.316351689810918" calcext:value-type="float">
            <text:p>0.31635</text:p>
          </table:table-cell>
          <table:table-cell table:formula="of:=IF([.B42]&gt;50; 1;(900/[.B42]^2))" office:value-type="float" office:value="4.59183673469388" calcext:value-type="float">
            <text:p>4.5918</text:p>
          </table:table-cell>
          <table:table-cell table:formula="of:=IF([.X42]&gt;[.W42];&quot;Yes&quot;;&quot;No&quot;)" office:value-type="string" office:string-value="Yes" calcext:value-type="string">
            <text:p>Yes</text:p>
          </table:table-cell>
          <table:table-cell table:formula="of:=IF([.B42]&gt;50; 0.2;(180/[.B42]^2))" office:value-type="float" office:value="0.918367346938775" calcext:value-type="float">
            <text:p>0.9184</text:p>
          </table:table-cell>
          <table:table-cell table:formula="of:=IF([.Z42]&gt;[.W4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3:.G4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43];[.$B$1:.$C$5];2;0)" office:value-type="percentage" office:value="1" calcext:value-type="percentage">
            <text:p>100%</text:p>
          </table:table-cell>
          <table:table-cell table:formula="of:=([.E43]/(10^(([.K43]*([.J43]/100))/10)))*[.L43]*[.M43]" office:value-type="float" office:value="87.4429901341135" calcext:value-type="float">
            <text:p>87.44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3]*1000)*10^([.P43]/10))/(4*PI()*(([.Q43]*30.48)^2))" office:value-type="float" office:value="0.0552462357749227" calcext:value-type="float">
            <text:p>0.05525</text:p>
          </table:table-cell>
          <table:table-cell table:formula="of:=IF([.B43]&gt;50; 1;(900/[.B43]^2))" office:value-type="float" office:value="4.59183673469388" calcext:value-type="float">
            <text:p>4.5918</text:p>
          </table:table-cell>
          <table:table-cell table:formula="of:=IF([.S43]&gt;[.R43];&quot;Yes&quot;;&quot;No&quot;)" office:value-type="string" office:string-value="Yes" calcext:value-type="string">
            <text:p>Yes</text:p>
          </table:table-cell>
          <table:table-cell table:formula="of:=IF([.B43]&gt;50; 0.2;(180/[.B43]^2))" office:value-type="float" office:value="0.918367346938775" calcext:value-type="float">
            <text:p>0.9184</text:p>
          </table:table-cell>
          <table:table-cell table:formula="of:=IF([.U43]&gt;[.R43];&quot;Yes&quot;;&quot;No&quot;)" office:value-type="string" office:string-value="Yes" calcext:value-type="string">
            <text:p>Yes</text:p>
          </table:table-cell>
          <table:table-cell table:formula="of:=(2.56*([.N43]*1000)*10^([.P43]/10))/(4*PI()*(([.Q43]*30.48)^2))" office:value-type="float" office:value="0.141430363583802" calcext:value-type="float">
            <text:p>0.14143</text:p>
          </table:table-cell>
          <table:table-cell table:formula="of:=IF([.B43]&gt;50; 1;(900/[.B43]^2))" office:value-type="float" office:value="4.59183673469388" calcext:value-type="float">
            <text:p>4.5918</text:p>
          </table:table-cell>
          <table:table-cell table:formula="of:=IF([.X43]&gt;[.W43];&quot;Yes&quot;;&quot;No&quot;)" office:value-type="string" office:string-value="Yes" calcext:value-type="string">
            <text:p>Yes</text:p>
          </table:table-cell>
          <table:table-cell table:formula="of:=IF([.B43]&gt;50; 0.2;(180/[.B43]^2))" office:value-type="float" office:value="0.918367346938775" calcext:value-type="float">
            <text:p>0.9184</text:p>
          </table:table-cell>
          <table:table-cell table:formula="of:=IF([.Z43]&gt;[.W4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4:.G44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4];[.$B$1:.$C$5];2;0)" office:value-type="percentage" office:value="1" calcext:value-type="percentage">
            <text:p>100%</text:p>
          </table:table-cell>
          <table:table-cell table:formula="of:=([.E44]/(10^(([.K44]*([.J44]/100))/10)))*[.L44]*[.M44]" office:value-type="float" office:value="90.167494079432" calcext:value-type="float">
            <text:p>90.17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4]*1000)*10^([.P44]/10))/(4*PI()*(([.Q44]*30.48)^2))" office:value-type="float" office:value="0.308937197080974" calcext:value-type="float">
            <text:p>0.30894</text:p>
          </table:table-cell>
          <table:table-cell table:formula="of:=IF([.B44]&gt;50; 1;(900/[.B44]^2))" office:value-type="float" office:value="4.59183673469388" calcext:value-type="float">
            <text:p>4.5918</text:p>
          </table:table-cell>
          <table:table-cell table:formula="of:=IF([.S44]&gt;[.R44];&quot;Yes&quot;;&quot;No&quot;)" office:value-type="string" office:string-value="Yes" calcext:value-type="string">
            <text:p>Yes</text:p>
          </table:table-cell>
          <table:table-cell table:formula="of:=IF([.B44]&gt;50; 0.2;(180/[.B44]^2))" office:value-type="float" office:value="0.918367346938775" calcext:value-type="float">
            <text:p>0.9184</text:p>
          </table:table-cell>
          <table:table-cell table:formula="of:=IF([.U44]&gt;[.R44];&quot;Yes&quot;;&quot;No&quot;)" office:value-type="string" office:string-value="Yes" calcext:value-type="string">
            <text:p>Yes</text:p>
          </table:table-cell>
          <table:table-cell table:formula="of:=(2.56*([.N44]*1000)*10^([.P44]/10))/(4*PI()*(([.Q44]*30.48)^2))" office:value-type="float" office:value="0.790879224527294" calcext:value-type="float">
            <text:p>0.79088</text:p>
          </table:table-cell>
          <table:table-cell table:formula="of:=IF([.B44]&gt;50; 1;(900/[.B44]^2))" office:value-type="float" office:value="4.59183673469388" calcext:value-type="float">
            <text:p>4.5918</text:p>
          </table:table-cell>
          <table:table-cell table:formula="of:=IF([.X44]&gt;[.W44];&quot;Yes&quot;;&quot;No&quot;)" office:value-type="string" office:string-value="Yes" calcext:value-type="string">
            <text:p>Yes</text:p>
          </table:table-cell>
          <table:table-cell table:formula="of:=IF([.B44]&gt;50; 0.2;(180/[.B44]^2))" office:value-type="float" office:value="0.918367346938775" calcext:value-type="float">
            <text:p>0.9184</text:p>
          </table:table-cell>
          <table:table-cell table:formula="of:=IF([.Z44]&gt;[.W4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5:.G4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555" calcext:value-type="float">
            <text:p>0.555</text:p>
          </table:table-cell>
          <table:table-cell office:value-type="percentage" office:value="1" calcext:value-type="percentage">
            <text:p>100%</text:p>
          </table:table-cell>
          <table:table-cell table:formula="of:=VLOOKUP([.C45];[.$B$1:.$C$5];2;0)" office:value-type="percentage" office:value="0.2" calcext:value-type="percentage">
            <text:p>20%</text:p>
          </table:table-cell>
          <table:table-cell table:formula="of:=([.E45]/(10^(([.K45]*([.J45]/100))/10)))*[.L45]*[.M45]" office:value-type="float" office:value="17.4885980268227" calcext:value-type="float">
            <text:p>17.49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5]*1000)*10^([.P45]/10))/(4*PI()*(([.Q45]*30.48)^2))" office:value-type="float" office:value="0.0110492471549845" calcext:value-type="float">
            <text:p>0.01105</text:p>
          </table:table-cell>
          <table:table-cell table:formula="of:=IF([.B45]&gt;50; 1;(900/[.B45]^2))" office:value-type="float" office:value="4.59183673469388" calcext:value-type="float">
            <text:p>4.5918</text:p>
          </table:table-cell>
          <table:table-cell table:formula="of:=IF([.S45]&gt;[.R45];&quot;Yes&quot;;&quot;No&quot;)" office:value-type="string" office:string-value="Yes" calcext:value-type="string">
            <text:p>Yes</text:p>
          </table:table-cell>
          <table:table-cell table:formula="of:=IF([.B45]&gt;50; 0.2;(180/[.B45]^2))" office:value-type="float" office:value="0.918367346938775" calcext:value-type="float">
            <text:p>0.9184</text:p>
          </table:table-cell>
          <table:table-cell table:formula="of:=IF([.U45]&gt;[.R45];&quot;Yes&quot;;&quot;No&quot;)" office:value-type="string" office:string-value="Yes" calcext:value-type="string">
            <text:p>Yes</text:p>
          </table:table-cell>
          <table:table-cell table:formula="of:=(2.56*([.N45]*1000)*10^([.P45]/10))/(4*PI()*(([.Q45]*30.48)^2))" office:value-type="float" office:value="0.0282860727167604" calcext:value-type="float">
            <text:p>0.02829</text:p>
          </table:table-cell>
          <table:table-cell table:formula="of:=IF([.B45]&gt;50; 1;(900/[.B45]^2))" office:value-type="float" office:value="4.59183673469388" calcext:value-type="float">
            <text:p>4.5918</text:p>
          </table:table-cell>
          <table:table-cell table:formula="of:=IF([.X45]&gt;[.W45];&quot;Yes&quot;;&quot;No&quot;)" office:value-type="string" office:string-value="Yes" calcext:value-type="string">
            <text:p>Yes</text:p>
          </table:table-cell>
          <table:table-cell table:formula="of:=IF([.B45]&gt;50; 0.2;(180/[.B45]^2))" office:value-type="float" office:value="0.918367346938775" calcext:value-type="float">
            <text:p>0.9184</text:p>
          </table:table-cell>
          <table:table-cell table:formula="of:=IF([.Z45]&gt;[.W4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6:.G46])" office:value-type="float" office:value="100" calcext:value-type="float">
            <text:p>100</text:p>
          </table:table-cell>
          <table:table-cell office:value-type="string" calcext:value-type="string">
            <text:p>RG11</text:p>
          </table:table-cell>
          <table:table-cell office:value-type="float" office:value="145" calcext:value-type="float">
            <text:p>145</text:p>
          </table:table-cell>
          <table:table-cell office:value-type="float" office:value="0.31" calcext:value-type="float">
            <text:p>0.31</text:p>
          </table:table-cell>
          <table:table-cell office:value-type="percentage" office:value="1" calcext:value-type="percentage">
            <text:p>100%</text:p>
          </table:table-cell>
          <table:table-cell table:formula="of:=VLOOKUP([.C46];[.$B$1:.$C$5];2;0)" office:value-type="percentage" office:value="0.2" calcext:value-type="percentage">
            <text:p>20%</text:p>
          </table:table-cell>
          <table:table-cell table:formula="of:=([.E46]/(10^(([.K46]*([.J46]/100))/10)))*[.L46]*[.M46]" office:value-type="float" office:value="18.0334988158864" calcext:value-type="float">
            <text:p>18.03</text:p>
          </table:table-cell>
          <table:table-cell office:value-type="string" calcext:value-type="string">
            <text:p>Coop Vertic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([.N46]*1000)*10^([.P46]/10))/(4*PI()*(([.Q46]*30.48)^2))" office:value-type="float" office:value="0.0617874394161948" calcext:value-type="float">
            <text:p>0.06179</text:p>
          </table:table-cell>
          <table:table-cell table:formula="of:=IF([.B46]&gt;50; 1;(900/[.B46]^2))" office:value-type="float" office:value="4.59183673469388" calcext:value-type="float">
            <text:p>4.5918</text:p>
          </table:table-cell>
          <table:table-cell table:formula="of:=IF([.S46]&gt;[.R46];&quot;Yes&quot;;&quot;No&quot;)" office:value-type="string" office:string-value="Yes" calcext:value-type="string">
            <text:p>Yes</text:p>
          </table:table-cell>
          <table:table-cell table:formula="of:=IF([.B46]&gt;50; 0.2;(180/[.B46]^2))" office:value-type="float" office:value="0.918367346938775" calcext:value-type="float">
            <text:p>0.9184</text:p>
          </table:table-cell>
          <table:table-cell table:formula="of:=IF([.U46]&gt;[.R46];&quot;Yes&quot;;&quot;No&quot;)" office:value-type="string" office:string-value="Yes" calcext:value-type="string">
            <text:p>Yes</text:p>
          </table:table-cell>
          <table:table-cell table:formula="of:=(2.56*([.N46]*1000)*10^([.P46]/10))/(4*PI()*(([.Q46]*30.48)^2))" office:value-type="float" office:value="0.158175844905459" calcext:value-type="float">
            <text:p>0.15818</text:p>
          </table:table-cell>
          <table:table-cell table:formula="of:=IF([.B46]&gt;50; 1;(900/[.B46]^2))" office:value-type="float" office:value="4.59183673469388" calcext:value-type="float">
            <text:p>4.5918</text:p>
          </table:table-cell>
          <table:table-cell table:formula="of:=IF([.X46]&gt;[.W46];&quot;Yes&quot;;&quot;No&quot;)" office:value-type="string" office:string-value="Yes" calcext:value-type="string">
            <text:p>Yes</text:p>
          </table:table-cell>
          <table:table-cell table:formula="of:=IF([.B46]&gt;50; 0.2;(180/[.B46]^2))" office:value-type="float" office:value="0.918367346938775" calcext:value-type="float">
            <text:p>0.9184</text:p>
          </table:table-cell>
          <table:table-cell table:formula="of:=IF([.Z46]&gt;[.W4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7:.G4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47];[.$B$1:.$C$5];2;0)" office:value-type="percentage" office:value="0.4" calcext:value-type="percentage">
            <text:p>40%</text:p>
          </table:table-cell>
          <table:table-cell table:formula="of:=([.E47]/(10^(([.K47]*([.J47]/100))/10)))*[.L47]*[.M47]" office:value-type="float" office:value="34.3486751990851" calcext:value-type="float">
            <text:p>34.3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7]*1000)*10^([.P47]/10))/(4*PI()*(([.Q47]*30.48)^2))" office:value-type="float" office:value="0.0217013965978799" calcext:value-type="float">
            <text:p>0.02170</text:p>
          </table:table-cell>
          <table:table-cell table:formula="of:=IF([.B47]&gt;50; 1;(900/[.B47]^2))" office:value-type="float" office:value="2.75690845725902" calcext:value-type="float">
            <text:p>2.7569</text:p>
          </table:table-cell>
          <table:table-cell table:formula="of:=IF([.S47]&gt;[.R47];&quot;Yes&quot;;&quot;No&quot;)" office:value-type="string" office:string-value="Yes" calcext:value-type="string">
            <text:p>Yes</text:p>
          </table:table-cell>
          <table:table-cell table:formula="of:=IF([.B47]&gt;50; 0.2;(180/[.B47]^2))" office:value-type="float" office:value="0.551381691451805" calcext:value-type="float">
            <text:p>0.5514</text:p>
          </table:table-cell>
          <table:table-cell table:formula="of:=IF([.U47]&gt;[.R47];&quot;Yes&quot;;&quot;No&quot;)" office:value-type="string" office:string-value="Yes" calcext:value-type="string">
            <text:p>Yes</text:p>
          </table:table-cell>
          <table:table-cell table:formula="of:=(2.56*([.N47]*1000)*10^([.P47]/10))/(4*PI()*(([.Q47]*30.48)^2))" office:value-type="float" office:value="0.0555555752905724" calcext:value-type="float">
            <text:p>0.05556</text:p>
          </table:table-cell>
          <table:table-cell table:formula="of:=IF([.B47]&gt;50; 1;(900/[.B47]^2))" office:value-type="float" office:value="2.75690845725902" calcext:value-type="float">
            <text:p>2.7569</text:p>
          </table:table-cell>
          <table:table-cell table:formula="of:=IF([.X47]&gt;[.W47];&quot;Yes&quot;;&quot;No&quot;)" office:value-type="string" office:string-value="Yes" calcext:value-type="string">
            <text:p>Yes</text:p>
          </table:table-cell>
          <table:table-cell table:formula="of:=IF([.B47]&gt;50; 0.2;(180/[.B47]^2))" office:value-type="float" office:value="0.551381691451805" calcext:value-type="float">
            <text:p>0.5514</text:p>
          </table:table-cell>
          <table:table-cell table:formula="of:=IF([.Z47]&gt;[.W4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8:.G4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48];[.$B$1:.$C$5];2;0)" office:value-type="percentage" office:value="1" calcext:value-type="percentage">
            <text:p>100%</text:p>
          </table:table-cell>
          <table:table-cell table:formula="of:=([.E48]/(10^(([.K48]*([.J48]/100))/10)))*[.L48]*[.M48]" office:value-type="float" office:value="85.8716879977127" calcext:value-type="float">
            <text:p>85.8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8]*1000)*10^([.P48]/10))/(4*PI()*(([.Q48]*30.48)^2))" office:value-type="float" office:value="0.0542534914946997" calcext:value-type="float">
            <text:p>0.05425</text:p>
          </table:table-cell>
          <table:table-cell table:formula="of:=IF([.B48]&gt;50; 1;(900/[.B48]^2))" office:value-type="float" office:value="2.75690845725902" calcext:value-type="float">
            <text:p>2.7569</text:p>
          </table:table-cell>
          <table:table-cell table:formula="of:=IF([.S48]&gt;[.R48];&quot;Yes&quot;;&quot;No&quot;)" office:value-type="string" office:string-value="Yes" calcext:value-type="string">
            <text:p>Yes</text:p>
          </table:table-cell>
          <table:table-cell table:formula="of:=IF([.B48]&gt;50; 0.2;(180/[.B48]^2))" office:value-type="float" office:value="0.551381691451805" calcext:value-type="float">
            <text:p>0.5514</text:p>
          </table:table-cell>
          <table:table-cell table:formula="of:=IF([.U48]&gt;[.R48];&quot;Yes&quot;;&quot;No&quot;)" office:value-type="string" office:string-value="Yes" calcext:value-type="string">
            <text:p>Yes</text:p>
          </table:table-cell>
          <table:table-cell table:formula="of:=(2.56*([.N48]*1000)*10^([.P48]/10))/(4*PI()*(([.Q48]*30.48)^2))" office:value-type="float" office:value="0.138888938226431" calcext:value-type="float">
            <text:p>0.13889</text:p>
          </table:table-cell>
          <table:table-cell table:formula="of:=IF([.B48]&gt;50; 1;(900/[.B48]^2))" office:value-type="float" office:value="2.75690845725902" calcext:value-type="float">
            <text:p>2.7569</text:p>
          </table:table-cell>
          <table:table-cell table:formula="of:=IF([.X48]&gt;[.W48];&quot;Yes&quot;;&quot;No&quot;)" office:value-type="string" office:string-value="Yes" calcext:value-type="string">
            <text:p>Yes</text:p>
          </table:table-cell>
          <table:table-cell table:formula="of:=IF([.B48]&gt;50; 0.2;(180/[.B48]^2))" office:value-type="float" office:value="0.551381691451805" calcext:value-type="float">
            <text:p>0.5514</text:p>
          </table:table-cell>
          <table:table-cell table:formula="of:=IF([.Z48]&gt;[.W4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7m</text:p>
          </table:table-cell>
          <table:table-cell office:value-type="float" office:value="18.068" calcext:value-type="float">
            <text:p>18.06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49:.G4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3" calcext:value-type="float">
            <text:p>0.63</text:p>
          </table:table-cell>
          <table:table-cell office:value-type="percentage" office:value="1" calcext:value-type="percentage">
            <text:p>100%</text:p>
          </table:table-cell>
          <table:table-cell table:formula="of:=VLOOKUP([.C49];[.$B$1:.$C$5];2;0)" office:value-type="percentage" office:value="0.2" calcext:value-type="percentage">
            <text:p>20%</text:p>
          </table:table-cell>
          <table:table-cell table:formula="of:=([.E49]/(10^(([.K49]*([.J49]/100))/10)))*[.L49]*[.M49]" office:value-type="float" office:value="17.1743375995425" calcext:value-type="float">
            <text:p>17.1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49]*1000)*10^([.P49]/10))/(4*PI()*(([.Q49]*30.48)^2))" office:value-type="float" office:value="0.0108506982989399" calcext:value-type="float">
            <text:p>0.01085</text:p>
          </table:table-cell>
          <table:table-cell table:formula="of:=IF([.B49]&gt;50; 1;(900/[.B49]^2))" office:value-type="float" office:value="2.75690845725902" calcext:value-type="float">
            <text:p>2.7569</text:p>
          </table:table-cell>
          <table:table-cell table:formula="of:=IF([.S49]&gt;[.R49];&quot;Yes&quot;;&quot;No&quot;)" office:value-type="string" office:string-value="Yes" calcext:value-type="string">
            <text:p>Yes</text:p>
          </table:table-cell>
          <table:table-cell table:formula="of:=IF([.B49]&gt;50; 0.2;(180/[.B49]^2))" office:value-type="float" office:value="0.551381691451805" calcext:value-type="float">
            <text:p>0.5514</text:p>
          </table:table-cell>
          <table:table-cell table:formula="of:=IF([.U49]&gt;[.R49];&quot;Yes&quot;;&quot;No&quot;)" office:value-type="string" office:string-value="Yes" calcext:value-type="string">
            <text:p>Yes</text:p>
          </table:table-cell>
          <table:table-cell table:formula="of:=(2.56*([.N49]*1000)*10^([.P49]/10))/(4*PI()*(([.Q49]*30.48)^2))" office:value-type="float" office:value="0.0277777876452862" calcext:value-type="float">
            <text:p>0.02778</text:p>
          </table:table-cell>
          <table:table-cell table:formula="of:=IF([.B49]&gt;50; 1;(900/[.B49]^2))" office:value-type="float" office:value="2.75690845725902" calcext:value-type="float">
            <text:p>2.7569</text:p>
          </table:table-cell>
          <table:table-cell table:formula="of:=IF([.X49]&gt;[.W49];&quot;Yes&quot;;&quot;No&quot;)" office:value-type="string" office:string-value="Yes" calcext:value-type="string">
            <text:p>Yes</text:p>
          </table:table-cell>
          <table:table-cell table:formula="of:=IF([.B49]&gt;50; 0.2;(180/[.B49]^2))" office:value-type="float" office:value="0.551381691451805" calcext:value-type="float">
            <text:p>0.5514</text:p>
          </table:table-cell>
          <table:table-cell table:formula="of:=IF([.Z49]&gt;[.W4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0:.G50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50];[.$B$1:.$C$5];2;0)" office:value-type="percentage" office:value="0.4" calcext:value-type="percentage">
            <text:p>40%</text:p>
          </table:table-cell>
          <table:table-cell table:formula="of:=([.E50]/(10^(([.K50]*([.J50]/100))/10)))*[.L50]*[.M50]" office:value-type="float" office:value="33.9523618933129" calcext:value-type="float">
            <text:p>33.9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0]*1000)*10^([.P50]/10))/(4*PI()*(([.Q50]*30.48)^2))" office:value-type="float" office:value="0.0214510069634695" calcext:value-type="float">
            <text:p>0.02145</text:p>
          </table:table-cell>
          <table:table-cell table:formula="of:=IF([.B50]&gt;50; 1;(900/[.B50]^2))" office:value-type="float" office:value="2.04081632653061" calcext:value-type="float">
            <text:p>2.0408</text:p>
          </table:table-cell>
          <table:table-cell table:formula="of:=IF([.S50]&gt;[.R50];&quot;Yes&quot;;&quot;No&quot;)" office:value-type="string" office:string-value="Yes" calcext:value-type="string">
            <text:p>Yes</text:p>
          </table:table-cell>
          <table:table-cell table:formula="of:=IF([.B50]&gt;50; 0.2;(180/[.B50]^2))" office:value-type="float" office:value="0.408163265306122" calcext:value-type="float">
            <text:p>0.4082</text:p>
          </table:table-cell>
          <table:table-cell table:formula="of:=IF([.U50]&gt;[.R50];&quot;Yes&quot;;&quot;No&quot;)" office:value-type="string" office:string-value="Yes" calcext:value-type="string">
            <text:p>Yes</text:p>
          </table:table-cell>
          <table:table-cell table:formula="of:=(2.56*([.N50]*1000)*10^([.P50]/10))/(4*PI()*(([.Q50]*30.48)^2))" office:value-type="float" office:value="0.054914577826482" calcext:value-type="float">
            <text:p>0.05491</text:p>
          </table:table-cell>
          <table:table-cell table:formula="of:=IF([.B50]&gt;50; 1;(900/[.B50]^2))" office:value-type="float" office:value="2.04081632653061" calcext:value-type="float">
            <text:p>2.0408</text:p>
          </table:table-cell>
          <table:table-cell table:formula="of:=IF([.X50]&gt;[.W50];&quot;Yes&quot;;&quot;No&quot;)" office:value-type="string" office:string-value="Yes" calcext:value-type="string">
            <text:p>Yes</text:p>
          </table:table-cell>
          <table:table-cell table:formula="of:=IF([.B50]&gt;50; 0.2;(180/[.B50]^2))" office:value-type="float" office:value="0.408163265306122" calcext:value-type="float">
            <text:p>0.4082</text:p>
          </table:table-cell>
          <table:table-cell table:formula="of:=IF([.Z50]&gt;[.W5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1:.G51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51];[.$B$1:.$C$5];2;0)" office:value-type="percentage" office:value="1" calcext:value-type="percentage">
            <text:p>100%</text:p>
          </table:table-cell>
          <table:table-cell table:formula="of:=([.E51]/(10^(([.K51]*([.J51]/100))/10)))*[.L51]*[.M51]" office:value-type="float" office:value="84.8809047332823" calcext:value-type="float">
            <text:p>84.8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1]*1000)*10^([.P51]/10))/(4*PI()*(([.Q51]*30.48)^2))" office:value-type="float" office:value="0.0536275174086738" calcext:value-type="float">
            <text:p>0.05363</text:p>
          </table:table-cell>
          <table:table-cell table:formula="of:=IF([.B51]&gt;50; 1;(900/[.B51]^2))" office:value-type="float" office:value="2.04081632653061" calcext:value-type="float">
            <text:p>2.0408</text:p>
          </table:table-cell>
          <table:table-cell table:formula="of:=IF([.S51]&gt;[.R51];&quot;Yes&quot;;&quot;No&quot;)" office:value-type="string" office:string-value="Yes" calcext:value-type="string">
            <text:p>Yes</text:p>
          </table:table-cell>
          <table:table-cell table:formula="of:=IF([.B51]&gt;50; 0.2;(180/[.B51]^2))" office:value-type="float" office:value="0.408163265306122" calcext:value-type="float">
            <text:p>0.4082</text:p>
          </table:table-cell>
          <table:table-cell table:formula="of:=IF([.U51]&gt;[.R51];&quot;Yes&quot;;&quot;No&quot;)" office:value-type="string" office:string-value="Yes" calcext:value-type="string">
            <text:p>Yes</text:p>
          </table:table-cell>
          <table:table-cell table:formula="of:=(2.56*([.N51]*1000)*10^([.P51]/10))/(4*PI()*(([.Q51]*30.48)^2))" office:value-type="float" office:value="0.137286444566205" calcext:value-type="float">
            <text:p>0.13729</text:p>
          </table:table-cell>
          <table:table-cell table:formula="of:=IF([.B51]&gt;50; 1;(900/[.B51]^2))" office:value-type="float" office:value="2.04081632653061" calcext:value-type="float">
            <text:p>2.0408</text:p>
          </table:table-cell>
          <table:table-cell table:formula="of:=IF([.X51]&gt;[.W51];&quot;Yes&quot;;&quot;No&quot;)" office:value-type="string" office:string-value="Yes" calcext:value-type="string">
            <text:p>Yes</text:p>
          </table:table-cell>
          <table:table-cell table:formula="of:=IF([.B51]&gt;50; 0.2;(180/[.B51]^2))" office:value-type="float" office:value="0.408163265306122" calcext:value-type="float">
            <text:p>0.4082</text:p>
          </table:table-cell>
          <table:table-cell table:formula="of:=IF([.Z51]&gt;[.W5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2:.G52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678" calcext:value-type="float">
            <text:p>0.678</text:p>
          </table:table-cell>
          <table:table-cell office:value-type="percentage" office:value="1" calcext:value-type="percentage">
            <text:p>100%</text:p>
          </table:table-cell>
          <table:table-cell table:formula="of:=VLOOKUP([.C52];[.$B$1:.$C$5];2;0)" office:value-type="percentage" office:value="0.2" calcext:value-type="percentage">
            <text:p>20%</text:p>
          </table:table-cell>
          <table:table-cell table:formula="of:=([.E52]/(10^(([.K52]*([.J52]/100))/10)))*[.L52]*[.M52]" office:value-type="float" office:value="16.9761809466565" calcext:value-type="float">
            <text:p>16.98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2]*1000)*10^([.P52]/10))/(4*PI()*(([.Q52]*30.48)^2))" office:value-type="float" office:value="0.0107255034817348" calcext:value-type="float">
            <text:p>0.01073</text:p>
          </table:table-cell>
          <table:table-cell table:formula="of:=IF([.B52]&gt;50; 1;(900/[.B52]^2))" office:value-type="float" office:value="2.04081632653061" calcext:value-type="float">
            <text:p>2.0408</text:p>
          </table:table-cell>
          <table:table-cell table:formula="of:=IF([.S52]&gt;[.R52];&quot;Yes&quot;;&quot;No&quot;)" office:value-type="string" office:string-value="Yes" calcext:value-type="string">
            <text:p>Yes</text:p>
          </table:table-cell>
          <table:table-cell table:formula="of:=IF([.B52]&gt;50; 0.2;(180/[.B52]^2))" office:value-type="float" office:value="0.408163265306122" calcext:value-type="float">
            <text:p>0.4082</text:p>
          </table:table-cell>
          <table:table-cell table:formula="of:=IF([.U52]&gt;[.R52];&quot;Yes&quot;;&quot;No&quot;)" office:value-type="string" office:string-value="Yes" calcext:value-type="string">
            <text:p>Yes</text:p>
          </table:table-cell>
          <table:table-cell table:formula="of:=(2.56*([.N52]*1000)*10^([.P52]/10))/(4*PI()*(([.Q52]*30.48)^2))" office:value-type="float" office:value="0.027457288913241" calcext:value-type="float">
            <text:p>0.02746</text:p>
          </table:table-cell>
          <table:table-cell table:formula="of:=IF([.B52]&gt;50; 1;(900/[.B52]^2))" office:value-type="float" office:value="2.04081632653061" calcext:value-type="float">
            <text:p>2.0408</text:p>
          </table:table-cell>
          <table:table-cell table:formula="of:=IF([.X52]&gt;[.W52];&quot;Yes&quot;;&quot;No&quot;)" office:value-type="string" office:string-value="Yes" calcext:value-type="string">
            <text:p>Yes</text:p>
          </table:table-cell>
          <table:table-cell table:formula="of:=IF([.B52]&gt;50; 0.2;(180/[.B52]^2))" office:value-type="float" office:value="0.408163265306122" calcext:value-type="float">
            <text:p>0.4082</text:p>
          </table:table-cell>
          <table:table-cell table:formula="of:=IF([.Z52]&gt;[.W5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3:.G53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53];[.$B$1:.$C$5];2;0)" office:value-type="percentage" office:value="0.4" calcext:value-type="percentage">
            <text:p>40%</text:p>
          </table:table-cell>
          <table:table-cell table:formula="of:=([.E53]/(10^(([.K53]*([.J53]/100))/10)))*[.L53]*[.M53]" office:value-type="float" office:value="33.1092994186529" calcext:value-type="float">
            <text:p>33.11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3]*1000)*10^([.P53]/10))/(4*PI()*(([.Q53]*30.48)^2))" office:value-type="float" office:value="0.0209183624578708" calcext:value-type="float">
            <text:p>0.02092</text:p>
          </table:table-cell>
          <table:table-cell table:formula="of:=IF([.B53]&gt;50; 1;(900/[.B53]^2))" office:value-type="float" office:value="1.14795918367347" calcext:value-type="float">
            <text:p>1.1480</text:p>
          </table:table-cell>
          <table:table-cell table:formula="of:=IF([.S53]&gt;[.R53];&quot;Yes&quot;;&quot;No&quot;)" office:value-type="string" office:string-value="Yes" calcext:value-type="string">
            <text:p>Yes</text:p>
          </table:table-cell>
          <table:table-cell table:formula="of:=IF([.B53]&gt;50; 0.2;(180/[.B53]^2))" office:value-type="float" office:value="0.229591836734694" calcext:value-type="float">
            <text:p>0.2296</text:p>
          </table:table-cell>
          <table:table-cell table:formula="of:=IF([.U53]&gt;[.R53];&quot;Yes&quot;;&quot;No&quot;)" office:value-type="string" office:string-value="Yes" calcext:value-type="string">
            <text:p>Yes</text:p>
          </table:table-cell>
          <table:table-cell table:formula="of:=(2.56*([.N53]*1000)*10^([.P53]/10))/(4*PI()*(([.Q53]*30.48)^2))" office:value-type="float" office:value="0.0535510078921493" calcext:value-type="float">
            <text:p>0.05355</text:p>
          </table:table-cell>
          <table:table-cell table:formula="of:=IF([.B53]&gt;50; 1;(900/[.B53]^2))" office:value-type="float" office:value="1.14795918367347" calcext:value-type="float">
            <text:p>1.1480</text:p>
          </table:table-cell>
          <table:table-cell table:formula="of:=IF([.X53]&gt;[.W53];&quot;Yes&quot;;&quot;No&quot;)" office:value-type="string" office:string-value="Yes" calcext:value-type="string">
            <text:p>Yes</text:p>
          </table:table-cell>
          <table:table-cell table:formula="of:=IF([.B53]&gt;50; 0.2;(180/[.B53]^2))" office:value-type="float" office:value="0.229591836734694" calcext:value-type="float">
            <text:p>0.2296</text:p>
          </table:table-cell>
          <table:table-cell table:formula="of:=IF([.Z53]&gt;[.W5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4:.G54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54];[.$B$1:.$C$5];2;0)" office:value-type="percentage" office:value="1" calcext:value-type="percentage">
            <text:p>100%</text:p>
          </table:table-cell>
          <table:table-cell table:formula="of:=([.E54]/(10^(([.K54]*([.J54]/100))/10)))*[.L54]*[.M54]" office:value-type="float" office:value="82.7732485466322" calcext:value-type="float">
            <text:p>82.77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4]*1000)*10^([.P54]/10))/(4*PI()*(([.Q54]*30.48)^2))" office:value-type="float" office:value="0.052295906144677" calcext:value-type="float">
            <text:p>0.05230</text:p>
          </table:table-cell>
          <table:table-cell table:formula="of:=IF([.B54]&gt;50; 1;(900/[.B54]^2))" office:value-type="float" office:value="1.14795918367347" calcext:value-type="float">
            <text:p>1.1480</text:p>
          </table:table-cell>
          <table:table-cell table:formula="of:=IF([.S54]&gt;[.R54];&quot;Yes&quot;;&quot;No&quot;)" office:value-type="string" office:string-value="Yes" calcext:value-type="string">
            <text:p>Yes</text:p>
          </table:table-cell>
          <table:table-cell table:formula="of:=IF([.B54]&gt;50; 0.2;(180/[.B54]^2))" office:value-type="float" office:value="0.229591836734694" calcext:value-type="float">
            <text:p>0.2296</text:p>
          </table:table-cell>
          <table:table-cell table:formula="of:=IF([.U54]&gt;[.R54];&quot;Yes&quot;;&quot;No&quot;)" office:value-type="string" office:string-value="Yes" calcext:value-type="string">
            <text:p>Yes</text:p>
          </table:table-cell>
          <table:table-cell table:formula="of:=(2.56*([.N54]*1000)*10^([.P54]/10))/(4*PI()*(([.Q54]*30.48)^2))" office:value-type="float" office:value="0.133877519730373" calcext:value-type="float">
            <text:p>0.13388</text:p>
          </table:table-cell>
          <table:table-cell table:formula="of:=IF([.B54]&gt;50; 1;(900/[.B54]^2))" office:value-type="float" office:value="1.14795918367347" calcext:value-type="float">
            <text:p>1.1480</text:p>
          </table:table-cell>
          <table:table-cell table:formula="of:=IF([.X54]&gt;[.W54];&quot;Yes&quot;;&quot;No&quot;)" office:value-type="string" office:string-value="Yes" calcext:value-type="string">
            <text:p>Yes</text:p>
          </table:table-cell>
          <table:table-cell table:formula="of:=IF([.B54]&gt;50; 0.2;(180/[.B54]^2))" office:value-type="float" office:value="0.229591836734694" calcext:value-type="float">
            <text:p>0.2296</text:p>
          </table:table-cell>
          <table:table-cell table:formula="of:=IF([.Z54]&gt;[.W5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10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5:.G55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105" calcext:value-type="float">
            <text:p>105</text:p>
          </table:table-cell>
          <table:table-cell office:value-type="float" office:value="0.782" calcext:value-type="float">
            <text:p>0.782</text:p>
          </table:table-cell>
          <table:table-cell office:value-type="percentage" office:value="1" calcext:value-type="percentage">
            <text:p>100%</text:p>
          </table:table-cell>
          <table:table-cell table:formula="of:=VLOOKUP([.C55];[.$B$1:.$C$5];2;0)" office:value-type="percentage" office:value="0.2" calcext:value-type="percentage">
            <text:p>20%</text:p>
          </table:table-cell>
          <table:table-cell table:formula="of:=([.E55]/(10^(([.K55]*([.J55]/100))/10)))*[.L55]*[.M55]" office:value-type="float" office:value="16.5546497093265" calcext:value-type="float">
            <text:p>16.55</text:p>
          </table:table-cell>
          <table:table-cell office:value-type="string" calcext:value-type="string">
            <text:p>OCF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5]*1000)*10^([.P55]/10))/(4*PI()*(([.Q55]*30.48)^2))" office:value-type="float" office:value="0.0104591812289354" calcext:value-type="float">
            <text:p>0.01046</text:p>
          </table:table-cell>
          <table:table-cell table:formula="of:=IF([.B55]&gt;50; 1;(900/[.B55]^2))" office:value-type="float" office:value="1.14795918367347" calcext:value-type="float">
            <text:p>1.1480</text:p>
          </table:table-cell>
          <table:table-cell table:formula="of:=IF([.S55]&gt;[.R55];&quot;Yes&quot;;&quot;No&quot;)" office:value-type="string" office:string-value="Yes" calcext:value-type="string">
            <text:p>Yes</text:p>
          </table:table-cell>
          <table:table-cell table:formula="of:=IF([.B55]&gt;50; 0.2;(180/[.B55]^2))" office:value-type="float" office:value="0.229591836734694" calcext:value-type="float">
            <text:p>0.2296</text:p>
          </table:table-cell>
          <table:table-cell table:formula="of:=IF([.U55]&gt;[.R55];&quot;Yes&quot;;&quot;No&quot;)" office:value-type="string" office:string-value="Yes" calcext:value-type="string">
            <text:p>Yes</text:p>
          </table:table-cell>
          <table:table-cell table:formula="of:=(2.56*([.N55]*1000)*10^([.P55]/10))/(4*PI()*(([.Q55]*30.48)^2))" office:value-type="float" office:value="0.0267755039460747" calcext:value-type="float">
            <text:p>0.02678</text:p>
          </table:table-cell>
          <table:table-cell table:formula="of:=IF([.B55]&gt;50; 1;(900/[.B55]^2))" office:value-type="float" office:value="1.14795918367347" calcext:value-type="float">
            <text:p>1.1480</text:p>
          </table:table-cell>
          <table:table-cell table:formula="of:=IF([.X55]&gt;[.W55];&quot;Yes&quot;;&quot;No&quot;)" office:value-type="string" office:string-value="Yes" calcext:value-type="string">
            <text:p>Yes</text:p>
          </table:table-cell>
          <table:table-cell table:formula="of:=IF([.B55]&gt;50; 0.2;(180/[.B55]^2))" office:value-type="float" office:value="0.229591836734694" calcext:value-type="float">
            <text:p>0.2296</text:p>
          </table:table-cell>
          <table:table-cell table:formula="of:=IF([.Z55]&gt;[.W5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6:.G56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6];[.$B$1:.$C$5];2;0)" office:value-type="percentage" office:value="0.4" calcext:value-type="percentage">
            <text:p>40%</text:p>
          </table:table-cell>
          <table:table-cell table:formula="of:=([.E56]/(10^(([.K56]*([.J56]/100))/10)))*[.L56]*[.M56]" office:value-type="float" office:value="34.1020110925418" calcext:value-type="float">
            <text:p>34.10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6]*1000)*10^([.P56]/10))/(4*PI()*(([.Q56]*30.48)^2))" office:value-type="float" office:value="0.0215455549075808" calcext:value-type="float">
            <text:p>0.02155</text:p>
          </table:table-cell>
          <table:table-cell table:formula="of:=IF([.B56]&gt;50; 1;(900/[.B56]^2))" office:value-type="float" office:value="1" calcext:value-type="float">
            <text:p>1.0000</text:p>
          </table:table-cell>
          <table:table-cell table:formula="of:=IF([.S56]&gt;[.R56];&quot;Yes&quot;;&quot;No&quot;)" office:value-type="string" office:string-value="Yes" calcext:value-type="string">
            <text:p>Yes</text:p>
          </table:table-cell>
          <table:table-cell table:formula="of:=IF([.B56]&gt;50; 0.2;(180/[.B56]^2))" office:value-type="float" office:value="0.2" calcext:value-type="float">
            <text:p>0.2000</text:p>
          </table:table-cell>
          <table:table-cell table:formula="of:=IF([.U56]&gt;[.R56];&quot;Yes&quot;;&quot;No&quot;)" office:value-type="string" office:string-value="Yes" calcext:value-type="string">
            <text:p>Yes</text:p>
          </table:table-cell>
          <table:table-cell table:formula="of:=(2.56*([.N56]*1000)*10^([.P56]/10))/(4*PI()*(([.Q56]*30.48)^2))" office:value-type="float" office:value="0.0551566205634069" calcext:value-type="float">
            <text:p>0.05516</text:p>
          </table:table-cell>
          <table:table-cell table:formula="of:=IF([.B56]&gt;50; 1;(900/[.B56]^2))" office:value-type="float" office:value="1" calcext:value-type="float">
            <text:p>1.0000</text:p>
          </table:table-cell>
          <table:table-cell table:formula="of:=IF([.X56]&gt;[.W56];&quot;Yes&quot;;&quot;No&quot;)" office:value-type="string" office:string-value="Yes" calcext:value-type="string">
            <text:p>Yes</text:p>
          </table:table-cell>
          <table:table-cell table:formula="of:=IF([.B56]&gt;50; 0.2;(180/[.B56]^2))" office:value-type="float" office:value="0.2" calcext:value-type="float">
            <text:p>0.2000</text:p>
          </table:table-cell>
          <table:table-cell table:formula="of:=IF([.Z56]&gt;[.W5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7:.G57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7];[.$B$1:.$C$5];2;0)" office:value-type="percentage" office:value="1" calcext:value-type="percentage">
            <text:p>100%</text:p>
          </table:table-cell>
          <table:table-cell table:formula="of:=([.E57]/(10^(([.K57]*([.J57]/100))/10)))*[.L57]*[.M57]" office:value-type="float" office:value="85.2550277313544" calcext:value-type="float">
            <text:p>85.2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7]*1000)*10^([.P57]/10))/(4*PI()*(([.Q57]*30.48)^2))" office:value-type="float" office:value="0.0538638872689521" calcext:value-type="float">
            <text:p>0.05386</text:p>
          </table:table-cell>
          <table:table-cell table:formula="of:=IF([.B57]&gt;50; 1;(900/[.B57]^2))" office:value-type="float" office:value="1" calcext:value-type="float">
            <text:p>1.0000</text:p>
          </table:table-cell>
          <table:table-cell table:formula="of:=IF([.S57]&gt;[.R57];&quot;Yes&quot;;&quot;No&quot;)" office:value-type="string" office:string-value="Yes" calcext:value-type="string">
            <text:p>Yes</text:p>
          </table:table-cell>
          <table:table-cell table:formula="of:=IF([.B57]&gt;50; 0.2;(180/[.B57]^2))" office:value-type="float" office:value="0.2" calcext:value-type="float">
            <text:p>0.2000</text:p>
          </table:table-cell>
          <table:table-cell table:formula="of:=IF([.U57]&gt;[.R57];&quot;Yes&quot;;&quot;No&quot;)" office:value-type="string" office:string-value="Yes" calcext:value-type="string">
            <text:p>Yes</text:p>
          </table:table-cell>
          <table:table-cell table:formula="of:=(2.56*([.N57]*1000)*10^([.P57]/10))/(4*PI()*(([.Q57]*30.48)^2))" office:value-type="float" office:value="0.137891551408517" calcext:value-type="float">
            <text:p>0.13789</text:p>
          </table:table-cell>
          <table:table-cell table:formula="of:=IF([.B57]&gt;50; 1;(900/[.B57]^2))" office:value-type="float" office:value="1" calcext:value-type="float">
            <text:p>1.0000</text:p>
          </table:table-cell>
          <table:table-cell table:formula="of:=IF([.X57]&gt;[.W57];&quot;Yes&quot;;&quot;No&quot;)" office:value-type="string" office:string-value="Yes" calcext:value-type="string">
            <text:p>Yes</text:p>
          </table:table-cell>
          <table:table-cell table:formula="of:=IF([.B57]&gt;50; 0.2;(180/[.B57]^2))" office:value-type="float" office:value="0.2" calcext:value-type="float">
            <text:p>0.2000</text:p>
          </table:table-cell>
          <table:table-cell table:formula="of:=IF([.Z57]&gt;[.W5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8:.G58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8];[.$B$1:.$C$5];2;0)" office:value-type="percentage" office:value="1" calcext:value-type="percentage">
            <text:p>100%</text:p>
          </table:table-cell>
          <table:table-cell table:formula="of:=([.E58]/(10^(([.K58]*([.J58]/100))/10)))*[.L58]*[.M58]" office:value-type="float" office:value="85.2550277313544" calcext:value-type="float">
            <text:p>85.26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8]*1000)*10^([.P58]/10))/(4*PI()*(([.Q58]*30.48)^2))" office:value-type="float" office:value="0.0538638872689521" calcext:value-type="float">
            <text:p>0.05386</text:p>
          </table:table-cell>
          <table:table-cell table:formula="of:=IF([.B58]&gt;50; 1;(900/[.B58]^2))" office:value-type="float" office:value="1" calcext:value-type="float">
            <text:p>1.0000</text:p>
          </table:table-cell>
          <table:table-cell table:formula="of:=IF([.S58]&gt;[.R58];&quot;Yes&quot;;&quot;No&quot;)" office:value-type="string" office:string-value="Yes" calcext:value-type="string">
            <text:p>Yes</text:p>
          </table:table-cell>
          <table:table-cell table:formula="of:=IF([.B58]&gt;50; 0.2;(180/[.B58]^2))" office:value-type="float" office:value="0.2" calcext:value-type="float">
            <text:p>0.2000</text:p>
          </table:table-cell>
          <table:table-cell table:formula="of:=IF([.U58]&gt;[.R58];&quot;Yes&quot;;&quot;No&quot;)" office:value-type="string" office:string-value="Yes" calcext:value-type="string">
            <text:p>Yes</text:p>
          </table:table-cell>
          <table:table-cell table:formula="of:=(2.56*([.N58]*1000)*10^([.P58]/10))/(4*PI()*(([.Q58]*30.48)^2))" office:value-type="float" office:value="0.137891551408517" calcext:value-type="float">
            <text:p>0.13789</text:p>
          </table:table-cell>
          <table:table-cell table:formula="of:=IF([.B58]&gt;50; 1;(900/[.B58]^2))" office:value-type="float" office:value="1" calcext:value-type="float">
            <text:p>1.0000</text:p>
          </table:table-cell>
          <table:table-cell table:formula="of:=IF([.X58]&gt;[.W58];&quot;Yes&quot;;&quot;No&quot;)" office:value-type="string" office:string-value="Yes" calcext:value-type="string">
            <text:p>Yes</text:p>
          </table:table-cell>
          <table:table-cell table:formula="of:=IF([.B58]&gt;50; 0.2;(180/[.B58]^2))" office:value-type="float" office:value="0.2" calcext:value-type="float">
            <text:p>0.2000</text:p>
          </table:table-cell>
          <table:table-cell table:formula="of:=IF([.Z58]&gt;[.W58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6m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59:.G59])" office:value-type="float" office:value="100" calcext:value-type="float">
            <text:p>10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0.866" calcext:value-type="float">
            <text:p>0.866</text:p>
          </table:table-cell>
          <table:table-cell office:value-type="percentage" office:value="1" calcext:value-type="percentage">
            <text:p>100%</text:p>
          </table:table-cell>
          <table:table-cell table:formula="of:=VLOOKUP([.C59];[.$B$1:.$C$5];2;0)" office:value-type="percentage" office:value="0.2" calcext:value-type="percentage">
            <text:p>20%</text:p>
          </table:table-cell>
          <table:table-cell table:formula="of:=([.E59]/(10^(([.K59]*([.J59]/100))/10)))*[.L59]*[.M59]" office:value-type="float" office:value="17.0510055462709" calcext:value-type="float">
            <text:p>17.05</text:p>
          </table:table-cell>
          <table:table-cell office:value-type="string" calcext:value-type="string">
            <text:p>Dipole</text:p>
          </table:table-cell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table:formula="of:=(([.N59]*1000)*10^([.P59]/10))/(4*PI()*(([.Q59]*30.48)^2))" office:value-type="float" office:value="0.0107727774537904" calcext:value-type="float">
            <text:p>0.01077</text:p>
          </table:table-cell>
          <table:table-cell table:formula="of:=IF([.B59]&gt;50; 1;(900/[.B59]^2))" office:value-type="float" office:value="1" calcext:value-type="float">
            <text:p>1.0000</text:p>
          </table:table-cell>
          <table:table-cell table:formula="of:=IF([.S59]&gt;[.R59];&quot;Yes&quot;;&quot;No&quot;)" office:value-type="string" office:string-value="Yes" calcext:value-type="string">
            <text:p>Yes</text:p>
          </table:table-cell>
          <table:table-cell table:formula="of:=IF([.B59]&gt;50; 0.2;(180/[.B59]^2))" office:value-type="float" office:value="0.2" calcext:value-type="float">
            <text:p>0.2000</text:p>
          </table:table-cell>
          <table:table-cell table:formula="of:=IF([.U59]&gt;[.R59];&quot;Yes&quot;;&quot;No&quot;)" office:value-type="string" office:string-value="Yes" calcext:value-type="string">
            <text:p>Yes</text:p>
          </table:table-cell>
          <table:table-cell table:formula="of:=(2.56*([.N59]*1000)*10^([.P59]/10))/(4*PI()*(([.Q59]*30.48)^2))" office:value-type="float" office:value="0.0275783102817035" calcext:value-type="float">
            <text:p>0.02758</text:p>
          </table:table-cell>
          <table:table-cell table:formula="of:=IF([.B59]&gt;50; 1;(900/[.B59]^2))" office:value-type="float" office:value="1" calcext:value-type="float">
            <text:p>1.0000</text:p>
          </table:table-cell>
          <table:table-cell table:formula="of:=IF([.X59]&gt;[.W59];&quot;Yes&quot;;&quot;No&quot;)" office:value-type="string" office:string-value="Yes" calcext:value-type="string">
            <text:p>Yes</text:p>
          </table:table-cell>
          <table:table-cell table:formula="of:=IF([.B59]&gt;50; 0.2;(180/[.B59]^2))" office:value-type="float" office:value="0.2" calcext:value-type="float">
            <text:p>0.2000</text:p>
          </table:table-cell>
          <table:table-cell table:formula="of:=IF([.Z59]&gt;[.W59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0:.G60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0];[.$B$1:.$C$5];2;0)" office:value-type="percentage" office:value="0.4" calcext:value-type="percentage">
            <text:p>40%</text:p>
          </table:table-cell>
          <table:table-cell table:formula="of:=([.E60]/(10^(([.K60]*([.J60]/100))/10)))*[.L60]*[.M60]" office:value-type="float" office:value="15.2107278376286" calcext:value-type="float">
            <text:p>15.21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0]*1000)*10^([.P60]/10))/(4*PI()*(([.Q60]*30.48)^2))" office:value-type="float" office:value="0.0143439988255403" calcext:value-type="float">
            <text:p>0.01434</text:p>
          </table:table-cell>
          <table:table-cell table:formula="of:=IF([.B60]&gt;50; 1;(900/[.B60]^2))" office:value-type="float" office:value="1" calcext:value-type="float">
            <text:p>1.0000</text:p>
          </table:table-cell>
          <table:table-cell table:formula="of:=IF([.S60]&gt;[.R60];&quot;Yes&quot;;&quot;No&quot;)" office:value-type="string" office:string-value="Yes" calcext:value-type="string">
            <text:p>Yes</text:p>
          </table:table-cell>
          <table:table-cell table:formula="of:=IF([.B60]&gt;50; 0.2;(180/[.B60]^2))" office:value-type="float" office:value="0.2" calcext:value-type="float">
            <text:p>0.2000</text:p>
          </table:table-cell>
          <table:table-cell table:formula="of:=IF([.U60]&gt;[.R60];&quot;Yes&quot;;&quot;No&quot;)" office:value-type="string" office:string-value="Yes" calcext:value-type="string">
            <text:p>Yes</text:p>
          </table:table-cell>
          <table:table-cell table:formula="of:=(2.56*([.N60]*1000)*10^([.P60]/10))/(4*PI()*(([.Q60]*30.48)^2))" office:value-type="float" office:value="0.0367206369933831" calcext:value-type="float">
            <text:p>0.03672</text:p>
          </table:table-cell>
          <table:table-cell table:formula="of:=IF([.B60]&gt;50; 1;(900/[.B60]^2))" office:value-type="float" office:value="1" calcext:value-type="float">
            <text:p>1.0000</text:p>
          </table:table-cell>
          <table:table-cell table:formula="of:=IF([.X60]&gt;[.W60];&quot;Yes&quot;;&quot;No&quot;)" office:value-type="string" office:string-value="Yes" calcext:value-type="string">
            <text:p>Yes</text:p>
          </table:table-cell>
          <table:table-cell table:formula="of:=IF([.B60]&gt;50; 0.2;(180/[.B60]^2))" office:value-type="float" office:value="0.2" calcext:value-type="float">
            <text:p>0.2000</text:p>
          </table:table-cell>
          <table:table-cell table:formula="of:=IF([.Z60]&gt;[.W60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1:.G61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1];[.$B$1:.$C$5];2;0)" office:value-type="percentage" office:value="1" calcext:value-type="percentage">
            <text:p>100%</text:p>
          </table:table-cell>
          <table:table-cell table:formula="of:=([.E61]/(10^(([.K61]*([.J61]/100))/10)))*[.L61]*[.M61]" office:value-type="float" office:value="38.0268195940714" calcext:value-type="float">
            <text:p>38.03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1]*1000)*10^([.P61]/10))/(4*PI()*(([.Q61]*30.48)^2))" office:value-type="float" office:value="0.0358599970638507" calcext:value-type="float">
            <text:p>0.03586</text:p>
          </table:table-cell>
          <table:table-cell table:formula="of:=IF([.B61]&gt;50; 1;(900/[.B61]^2))" office:value-type="float" office:value="1" calcext:value-type="float">
            <text:p>1.0000</text:p>
          </table:table-cell>
          <table:table-cell table:formula="of:=IF([.S61]&gt;[.R61];&quot;Yes&quot;;&quot;No&quot;)" office:value-type="string" office:string-value="Yes" calcext:value-type="string">
            <text:p>Yes</text:p>
          </table:table-cell>
          <table:table-cell table:formula="of:=IF([.B61]&gt;50; 0.2;(180/[.B61]^2))" office:value-type="float" office:value="0.2" calcext:value-type="float">
            <text:p>0.2000</text:p>
          </table:table-cell>
          <table:table-cell table:formula="of:=IF([.U61]&gt;[.R61];&quot;Yes&quot;;&quot;No&quot;)" office:value-type="string" office:string-value="Yes" calcext:value-type="string">
            <text:p>Yes</text:p>
          </table:table-cell>
          <table:table-cell table:formula="of:=(2.56*([.N61]*1000)*10^([.P61]/10))/(4*PI()*(([.Q61]*30.48)^2))" office:value-type="float" office:value="0.0918015924834577" calcext:value-type="float">
            <text:p>0.09180</text:p>
          </table:table-cell>
          <table:table-cell table:formula="of:=IF([.B61]&gt;50; 1;(900/[.B61]^2))" office:value-type="float" office:value="1" calcext:value-type="float">
            <text:p>1.0000</text:p>
          </table:table-cell>
          <table:table-cell table:formula="of:=IF([.X61]&gt;[.W61];&quot;Yes&quot;;&quot;No&quot;)" office:value-type="string" office:string-value="Yes" calcext:value-type="string">
            <text:p>Yes</text:p>
          </table:table-cell>
          <table:table-cell table:formula="of:=IF([.B61]&gt;50; 0.2;(180/[.B61]^2))" office:value-type="float" office:value="0.2" calcext:value-type="float">
            <text:p>0.2000</text:p>
          </table:table-cell>
          <table:table-cell table:formula="of:=IF([.Z61]&gt;[.W61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2:.G62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2];[.$B$1:.$C$5];2;0)" office:value-type="percentage" office:value="1" calcext:value-type="percentage">
            <text:p>100%</text:p>
          </table:table-cell>
          <table:table-cell table:formula="of:=([.E62]/(10^(([.K62]*([.J62]/100))/10)))*[.L62]*[.M62]" office:value-type="float" office:value="38.0268195940714" calcext:value-type="float">
            <text:p>38.03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2]*1000)*10^([.P62]/10))/(4*PI()*(([.Q62]*30.48)^2))" office:value-type="float" office:value="0.0358599970638507" calcext:value-type="float">
            <text:p>0.03586</text:p>
          </table:table-cell>
          <table:table-cell table:formula="of:=IF([.B62]&gt;50; 1;(900/[.B62]^2))" office:value-type="float" office:value="1" calcext:value-type="float">
            <text:p>1.0000</text:p>
          </table:table-cell>
          <table:table-cell table:formula="of:=IF([.S62]&gt;[.R62];&quot;Yes&quot;;&quot;No&quot;)" office:value-type="string" office:string-value="Yes" calcext:value-type="string">
            <text:p>Yes</text:p>
          </table:table-cell>
          <table:table-cell table:formula="of:=IF([.B62]&gt;50; 0.2;(180/[.B62]^2))" office:value-type="float" office:value="0.2" calcext:value-type="float">
            <text:p>0.2000</text:p>
          </table:table-cell>
          <table:table-cell table:formula="of:=IF([.U62]&gt;[.R62];&quot;Yes&quot;;&quot;No&quot;)" office:value-type="string" office:string-value="Yes" calcext:value-type="string">
            <text:p>Yes</text:p>
          </table:table-cell>
          <table:table-cell table:formula="of:=(2.56*([.N62]*1000)*10^([.P62]/10))/(4*PI()*(([.Q62]*30.48)^2))" office:value-type="float" office:value="0.0918015924834577" calcext:value-type="float">
            <text:p>0.09180</text:p>
          </table:table-cell>
          <table:table-cell table:formula="of:=IF([.B62]&gt;50; 1;(900/[.B62]^2))" office:value-type="float" office:value="1" calcext:value-type="float">
            <text:p>1.0000</text:p>
          </table:table-cell>
          <table:table-cell table:formula="of:=IF([.X62]&gt;[.W62];&quot;Yes&quot;;&quot;No&quot;)" office:value-type="string" office:string-value="Yes" calcext:value-type="string">
            <text:p>Yes</text:p>
          </table:table-cell>
          <table:table-cell table:formula="of:=IF([.B62]&gt;50; 0.2;(180/[.B62]^2))" office:value-type="float" office:value="0.2" calcext:value-type="float">
            <text:p>0.2000</text:p>
          </table:table-cell>
          <table:table-cell table:formula="of:=IF([.Z62]&gt;[.W62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2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3:.G63])" office:value-type="float" office:value="50" calcext:value-type="float">
            <text:p>5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1.486" calcext:value-type="float">
            <text:p>1.486</text:p>
          </table:table-cell>
          <table:table-cell office:value-type="percentage" office:value="1" calcext:value-type="percentage">
            <text:p>100%</text:p>
          </table:table-cell>
          <table:table-cell table:formula="of:=VLOOKUP([.C63];[.$B$1:.$C$5];2;0)" office:value-type="percentage" office:value="0.2" calcext:value-type="percentage">
            <text:p>20%</text:p>
          </table:table-cell>
          <table:table-cell table:formula="of:=([.E63]/(10^(([.K63]*([.J63]/100))/10)))*[.L63]*[.M63]" office:value-type="float" office:value="7.60536391881428" calcext:value-type="float">
            <text:p>7.61</text:p>
          </table:table-cell>
          <table:table-cell office:value-type="string" calcext:value-type="string">
            <text:p>Diamond X50NA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formula="of:=(([.N63]*1000)*10^([.P63]/10))/(4*PI()*(([.Q63]*30.48)^2))" office:value-type="float" office:value="0.00717199941277013" calcext:value-type="float">
            <text:p>0.00717</text:p>
          </table:table-cell>
          <table:table-cell table:formula="of:=IF([.B63]&gt;50; 1;(900/[.B63]^2))" office:value-type="float" office:value="1" calcext:value-type="float">
            <text:p>1.0000</text:p>
          </table:table-cell>
          <table:table-cell table:formula="of:=IF([.S63]&gt;[.R63];&quot;Yes&quot;;&quot;No&quot;)" office:value-type="string" office:string-value="Yes" calcext:value-type="string">
            <text:p>Yes</text:p>
          </table:table-cell>
          <table:table-cell table:formula="of:=IF([.B63]&gt;50; 0.2;(180/[.B63]^2))" office:value-type="float" office:value="0.2" calcext:value-type="float">
            <text:p>0.2000</text:p>
          </table:table-cell>
          <table:table-cell table:formula="of:=IF([.U63]&gt;[.R63];&quot;Yes&quot;;&quot;No&quot;)" office:value-type="string" office:string-value="Yes" calcext:value-type="string">
            <text:p>Yes</text:p>
          </table:table-cell>
          <table:table-cell table:formula="of:=(2.56*([.N63]*1000)*10^([.P63]/10))/(4*PI()*(([.Q63]*30.48)^2))" office:value-type="float" office:value="0.0183603184966915" calcext:value-type="float">
            <text:p>0.01836</text:p>
          </table:table-cell>
          <table:table-cell table:formula="of:=IF([.B63]&gt;50; 1;(900/[.B63]^2))" office:value-type="float" office:value="1" calcext:value-type="float">
            <text:p>1.0000</text:p>
          </table:table-cell>
          <table:table-cell table:formula="of:=IF([.X63]&gt;[.W63];&quot;Yes&quot;;&quot;No&quot;)" office:value-type="string" office:string-value="Yes" calcext:value-type="string">
            <text:p>Yes</text:p>
          </table:table-cell>
          <table:table-cell table:formula="of:=IF([.B63]&gt;50; 0.2;(180/[.B63]^2))" office:value-type="float" office:value="0.2" calcext:value-type="float">
            <text:p>0.2000</text:p>
          </table:table-cell>
          <table:table-cell table:formula="of:=IF([.Z63]&gt;[.W63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4:.G64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4];[.$B$1:.$C$5];2;0)" office:value-type="percentage" office:value="0.4" calcext:value-type="percentage">
            <text:p>40%</text:p>
          </table:table-cell>
          <table:table-cell table:formula="of:=([.E64]/(10^(([.K64]*([.J64]/100))/10)))*[.L64]*[.M64]" office:value-type="float" office:value="4.9628367209353" calcext:value-type="float">
            <text:p>4.96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4]*1000)*10^([.P64]/10))/(4*PI()*(([.Q64]*30.48)^2))" office:value-type="float" office:value="0.00871465567417913" calcext:value-type="float">
            <text:p>0.00871</text:p>
          </table:table-cell>
          <table:table-cell table:formula="of:=IF([.B64]&gt;50; 1;(900/[.B64]^2))" office:value-type="float" office:value="1" calcext:value-type="float">
            <text:p>1.0000</text:p>
          </table:table-cell>
          <table:table-cell table:formula="of:=IF([.S64]&gt;[.R64];&quot;Yes&quot;;&quot;No&quot;)" office:value-type="string" office:string-value="Yes" calcext:value-type="string">
            <text:p>Yes</text:p>
          </table:table-cell>
          <table:table-cell table:formula="of:=IF([.B64]&gt;50; 0.2;(180/[.B64]^2))" office:value-type="float" office:value="0.2" calcext:value-type="float">
            <text:p>0.2000</text:p>
          </table:table-cell>
          <table:table-cell table:formula="of:=IF([.U64]&gt;[.R64];&quot;Yes&quot;;&quot;No&quot;)" office:value-type="string" office:string-value="Yes" calcext:value-type="string">
            <text:p>Yes</text:p>
          </table:table-cell>
          <table:table-cell table:formula="of:=(2.56*([.N64]*1000)*10^([.P64]/10))/(4*PI()*(([.Q64]*30.48)^2))" office:value-type="float" office:value="0.0223095185258986" calcext:value-type="float">
            <text:p>0.02231</text:p>
          </table:table-cell>
          <table:table-cell table:formula="of:=IF([.B64]&gt;50; 1;(900/[.B64]^2))" office:value-type="float" office:value="1" calcext:value-type="float">
            <text:p>1.0000</text:p>
          </table:table-cell>
          <table:table-cell table:formula="of:=IF([.X64]&gt;[.W64];&quot;Yes&quot;;&quot;No&quot;)" office:value-type="string" office:string-value="Yes" calcext:value-type="string">
            <text:p>Yes</text:p>
          </table:table-cell>
          <table:table-cell table:formula="of:=IF([.B64]&gt;50; 0.2;(180/[.B64]^2))" office:value-type="float" office:value="0.2" calcext:value-type="float">
            <text:p>0.2000</text:p>
          </table:table-cell>
          <table:table-cell table:formula="of:=IF([.Z64]&gt;[.W64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5:.G65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5];[.$B$1:.$C$5];2;0)" office:value-type="percentage" office:value="1" calcext:value-type="percentage">
            <text:p>100%</text:p>
          </table:table-cell>
          <table:table-cell table:formula="of:=([.E65]/(10^(([.K65]*([.J65]/100))/10)))*[.L65]*[.M65]" office:value-type="float" office:value="12.4070918023382" calcext:value-type="float">
            <text:p>12.41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5]*1000)*10^([.P65]/10))/(4*PI()*(([.Q65]*30.48)^2))" office:value-type="float" office:value="0.0217866391854478" calcext:value-type="float">
            <text:p>0.02179</text:p>
          </table:table-cell>
          <table:table-cell table:formula="of:=IF([.B65]&gt;50; 1;(900/[.B65]^2))" office:value-type="float" office:value="1" calcext:value-type="float">
            <text:p>1.0000</text:p>
          </table:table-cell>
          <table:table-cell table:formula="of:=IF([.S65]&gt;[.R65];&quot;Yes&quot;;&quot;No&quot;)" office:value-type="string" office:string-value="Yes" calcext:value-type="string">
            <text:p>Yes</text:p>
          </table:table-cell>
          <table:table-cell table:formula="of:=IF([.B65]&gt;50; 0.2;(180/[.B65]^2))" office:value-type="float" office:value="0.2" calcext:value-type="float">
            <text:p>0.2000</text:p>
          </table:table-cell>
          <table:table-cell table:formula="of:=IF([.U65]&gt;[.R65];&quot;Yes&quot;;&quot;No&quot;)" office:value-type="string" office:string-value="Yes" calcext:value-type="string">
            <text:p>Yes</text:p>
          </table:table-cell>
          <table:table-cell table:formula="of:=(2.56*([.N65]*1000)*10^([.P65]/10))/(4*PI()*(([.Q65]*30.48)^2))" office:value-type="float" office:value="0.0557737963147464" calcext:value-type="float">
            <text:p>0.05577</text:p>
          </table:table-cell>
          <table:table-cell table:formula="of:=IF([.B65]&gt;50; 1;(900/[.B65]^2))" office:value-type="float" office:value="1" calcext:value-type="float">
            <text:p>1.0000</text:p>
          </table:table-cell>
          <table:table-cell table:formula="of:=IF([.X65]&gt;[.W65];&quot;Yes&quot;;&quot;No&quot;)" office:value-type="string" office:string-value="Yes" calcext:value-type="string">
            <text:p>Yes</text:p>
          </table:table-cell>
          <table:table-cell table:formula="of:=IF([.B65]&gt;50; 0.2;(180/[.B65]^2))" office:value-type="float" office:value="0.2" calcext:value-type="float">
            <text:p>0.2000</text:p>
          </table:table-cell>
          <table:table-cell table:formula="of:=IF([.Z65]&gt;[.W65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6:.G66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6];[.$B$1:.$C$5];2;0)" office:value-type="percentage" office:value="1" calcext:value-type="percentage">
            <text:p>100%</text:p>
          </table:table-cell>
          <table:table-cell table:formula="of:=([.E66]/(10^(([.K66]*([.J66]/100))/10)))*[.L66]*[.M66]" office:value-type="float" office:value="12.4070918023382" calcext:value-type="float">
            <text:p>12.41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6]*1000)*10^([.P66]/10))/(4*PI()*(([.Q66]*30.48)^2))" office:value-type="float" office:value="0.0217866391854478" calcext:value-type="float">
            <text:p>0.02179</text:p>
          </table:table-cell>
          <table:table-cell table:formula="of:=IF([.B66]&gt;50; 1;(900/[.B66]^2))" office:value-type="float" office:value="1" calcext:value-type="float">
            <text:p>1.0000</text:p>
          </table:table-cell>
          <table:table-cell table:formula="of:=IF([.S66]&gt;[.R66];&quot;Yes&quot;;&quot;No&quot;)" office:value-type="string" office:string-value="Yes" calcext:value-type="string">
            <text:p>Yes</text:p>
          </table:table-cell>
          <table:table-cell table:formula="of:=IF([.B66]&gt;50; 0.2;(180/[.B66]^2))" office:value-type="float" office:value="0.2" calcext:value-type="float">
            <text:p>0.2000</text:p>
          </table:table-cell>
          <table:table-cell table:formula="of:=IF([.U66]&gt;[.R66];&quot;Yes&quot;;&quot;No&quot;)" office:value-type="string" office:string-value="Yes" calcext:value-type="string">
            <text:p>Yes</text:p>
          </table:table-cell>
          <table:table-cell table:formula="of:=(2.56*([.N66]*1000)*10^([.P66]/10))/(4*PI()*(([.Q66]*30.48)^2))" office:value-type="float" office:value="0.0557737963147464" calcext:value-type="float">
            <text:p>0.05577</text:p>
          </table:table-cell>
          <table:table-cell table:formula="of:=IF([.B66]&gt;50; 1;(900/[.B66]^2))" office:value-type="float" office:value="1" calcext:value-type="float">
            <text:p>1.0000</text:p>
          </table:table-cell>
          <table:table-cell table:formula="of:=IF([.X66]&gt;[.W66];&quot;Yes&quot;;&quot;No&quot;)" office:value-type="string" office:string-value="Yes" calcext:value-type="string">
            <text:p>Yes</text:p>
          </table:table-cell>
          <table:table-cell table:formula="of:=IF([.B66]&gt;50; 0.2;(180/[.B66]^2))" office:value-type="float" office:value="0.2" calcext:value-type="float">
            <text:p>0.2000</text:p>
          </table:table-cell>
          <table:table-cell table:formula="of:=IF([.Z66]&gt;[.W66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table:table-row table:style-name="ro2" table:visibility="filter">
          <table:table-cell office:value-type="string" calcext:value-type="string">
            <text:p>70c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857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formula="of:=MAX([.E67:.G67])" office:value-type="float" office:value="20" calcext:value-type="float">
            <text:p>20</text:p>
          </table:table-cell>
          <table:table-cell office:value-type="string" calcext:value-type="string">
            <text:p>LMR400</text:p>
          </table:table-cell>
          <table:table-cell office:value-type="float" office:value="80" calcext:value-type="float">
            <text:p>80</text:p>
          </table:table-cell>
          <table:table-cell office:value-type="float" office:value="2.592" calcext:value-type="float">
            <text:p>2.592</text:p>
          </table:table-cell>
          <table:table-cell office:value-type="percentage" office:value="1" calcext:value-type="percentage">
            <text:p>100%</text:p>
          </table:table-cell>
          <table:table-cell table:formula="of:=VLOOKUP([.C67];[.$B$1:.$C$5];2;0)" office:value-type="percentage" office:value="0.2" calcext:value-type="percentage">
            <text:p>20%</text:p>
          </table:table-cell>
          <table:table-cell table:formula="of:=([.E67]/(10^(([.K67]*([.J67]/100))/10)))*[.L67]*[.M67]" office:value-type="float" office:value="2.48141836046765" calcext:value-type="float">
            <text:p>2.48</text:p>
          </table:table-cell>
          <table:table-cell office:value-type="string" calcext:value-type="string">
            <text:p>Diamond X50NA</text:p>
          </table:table-cell>
          <table:table-cell office:value-type="float" office:value="7.2" calcext:value-type="float">
            <text:p>7.2</text:p>
          </table:table-cell>
          <table:table-cell office:value-type="float" office:value="16" calcext:value-type="float">
            <text:p>16</text:p>
          </table:table-cell>
          <table:table-cell table:formula="of:=(([.N67]*1000)*10^([.P67]/10))/(4*PI()*(([.Q67]*30.48)^2))" office:value-type="float" office:value="0.00435732783708956" calcext:value-type="float">
            <text:p>0.00436</text:p>
          </table:table-cell>
          <table:table-cell table:formula="of:=IF([.B67]&gt;50; 1;(900/[.B67]^2))" office:value-type="float" office:value="1" calcext:value-type="float">
            <text:p>1.0000</text:p>
          </table:table-cell>
          <table:table-cell table:formula="of:=IF([.S67]&gt;[.R67];&quot;Yes&quot;;&quot;No&quot;)" office:value-type="string" office:string-value="Yes" calcext:value-type="string">
            <text:p>Yes</text:p>
          </table:table-cell>
          <table:table-cell table:formula="of:=IF([.B67]&gt;50; 0.2;(180/[.B67]^2))" office:value-type="float" office:value="0.2" calcext:value-type="float">
            <text:p>0.2000</text:p>
          </table:table-cell>
          <table:table-cell table:formula="of:=IF([.U67]&gt;[.R67];&quot;Yes&quot;;&quot;No&quot;)" office:value-type="string" office:string-value="Yes" calcext:value-type="string">
            <text:p>Yes</text:p>
          </table:table-cell>
          <table:table-cell table:formula="of:=(2.56*([.N67]*1000)*10^([.P67]/10))/(4*PI()*(([.Q67]*30.48)^2))" office:value-type="float" office:value="0.0111547592629493" calcext:value-type="float">
            <text:p>0.01115</text:p>
          </table:table-cell>
          <table:table-cell table:formula="of:=IF([.B67]&gt;50; 1;(900/[.B67]^2))" office:value-type="float" office:value="1" calcext:value-type="float">
            <text:p>1.0000</text:p>
          </table:table-cell>
          <table:table-cell table:formula="of:=IF([.X67]&gt;[.W67];&quot;Yes&quot;;&quot;No&quot;)" office:value-type="string" office:string-value="Yes" calcext:value-type="string">
            <text:p>Yes</text:p>
          </table:table-cell>
          <table:table-cell table:formula="of:=IF([.B67]&gt;50; 0.2;(180/[.B67]^2))" office:value-type="float" office:value="0.2" calcext:value-type="float">
            <text:p>0.2000</text:p>
          </table:table-cell>
          <table:table-cell table:formula="of:=IF([.Z67]&gt;[.W67];&quot;Yes&quot;;&quot;No&quot;)" office:value-type="string" office:string-value="Yes" calcext:value-type="string">
            <text:p>Yes</text:p>
          </table:table-cell>
          <table:table-cell table:number-columns-repeated="997"/>
        </table:table-row>
        <calcext:conditional-formats>
          <calcext:conditional-format calcext:target-range-address="Summary.T10:Summary.T67 Summary.Y10:Summary.Y67 Summary.V10:Summary.V67 Summary.AA10:Summary.AA67">
            <calcext:condition calcext:apply-style-name="Good" calcext:value="=&quot;Yes&quot;" calcext:base-cell-address="Summary.T10"/>
            <calcext:condition calcext:apply-style-name="Bad" calcext:value="=&quot;No&quot;" calcext:base-cell-address="Summary.T10"/>
          </calcext:conditional-format>
        </calcext:conditional-formats>
      </table:table>
      <table:named-expressions/>
      <table:database-ranges>
        <table:database-range table:name="__Anonymous_Sheet_DB__0" table:target-range-address="Summary.A9:Summary.AA67" table:display-filter-buttons="true">
          <table:filter>
            <table:filter-and>
              <table:filter-condition table:field-number="14" table:value="OCF" table:operator="="/>
            </table:filter-and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7" loext:min-decimal-places="17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2:43:17.166987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5:09:32.849738081</meta:creation-date>
    <dc:date>2022-05-06T15:00:46.974037027</dc:date>
    <meta:editing-duration>PT1H33M32S</meta:editing-duration>
    <meta:editing-cycles>15</meta:editing-cycles>
    <meta:generator>LibreOffice/6.4.7.2$Linux_X86_64 LibreOffice_project/40$Build-2</meta:generator>
    <meta:document-statistic meta:table-count="1" meta:cell-count="1610" meta:object-count="0"/>
  </office:meta>
</office:document-meta>
</file>